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2.944cm"/>
    </style:style>
    <style:style style:name="Tabela1.B" style:family="table-column">
      <style:table-column-properties style:column-width="14.056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9" style:family="table">
      <style:table-properties style:width="17cm" table:align="left"/>
    </style:style>
    <style:style style:name="Tabela9.A" style:family="table-column">
      <style:table-column-properties style:column-width="3.395cm"/>
    </style:style>
    <style:style style:name="Tabela9.B" style:family="table-column">
      <style:table-column-properties style:column-width="13.605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0" style:family="table">
      <style:table-properties style:width="17.007cm" fo:margin-left="0cm" table:align="left"/>
    </style:style>
    <style:style style:name="Tabela10.A" style:family="table-column">
      <style:table-column-properties style:column-width="5.669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0.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0.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11" style:family="table">
      <style:table-properties style:width="17.007cm" fo:margin-left="0cm" table:align="left"/>
    </style:style>
    <style:style style:name="Tabela11.A" style:family="table-column">
      <style:table-column-properties style:column-width="5.313cm"/>
    </style:style>
    <style:style style:name="Tabela11.B" style:family="table-column">
      <style:table-column-properties style:column-width="11.695cm"/>
    </style:style>
    <style:style style:name="Tabela1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1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1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1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1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7"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13"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5" style:family="paragraph" style:parent-style-name="Table_20_Contents">
      <style:paragraph-properties fo:margin-top="0cm" fo:margin-bottom="0cm" style:contextual-spacing="false" fo:line-height="115%" fo:text-align="start" style:justify-single-word="false"/>
      <style:text-properties fo:font-size="10pt" style:font-size-asian="10pt" style:font-size-complex="10pt"/>
    </style:style>
    <style:style style:name="P16" style:family="paragraph" style:parent-style-name="Table_20_Contents">
      <style:paragraph-properties fo:margin-top="0cm" fo:margin-bottom="0cm" style:contextual-spacing="false" fo:line-height="115%" fo:text-align="start" style:justify-single-word="false"/>
      <style:text-properties fo:font-size="10pt" fo:font-weight="bold" style:font-size-asian="10pt" style:font-size-complex="10pt"/>
    </style:style>
    <style:style style:name="P17" style:family="paragraph" style:parent-style-name="Standard">
      <style:paragraph-properties fo:margin-top="0cm" fo:margin-bottom="0cm" style:contextual-spacing="false" fo:line-height="115%"/>
      <style:text-properties fo:font-size="10pt" style:font-size-asian="10pt" style:font-size-complex="10pt"/>
    </style:style>
    <style:style style:name="P18" style:family="paragraph" style:parent-style-name="Heading_20_1">
      <style:paragraph-properties fo:margin-top="0cm" fo:margin-bottom="0cm" style:contextual-spacing="false" fo:line-height="115%"/>
    </style:style>
    <style:style style:name="P19" style:family="paragraph" style:parent-style-name="Text_20_body">
      <style:paragraph-properties fo:margin-top="0cm" fo:margin-bottom="0cm" style:contextual-spacing="false" fo:line-height="115%"/>
    </style:style>
    <style:style style:name="P20" style:family="paragraph" style:parent-style-name="Heading_20_2">
      <style:paragraph-properties fo:margin-top="0cm" fo:margin-bottom="0cm" style:contextual-spacing="false" fo:line-height="115%"/>
      <style:text-properties fo:font-size="10pt" style:font-size-asian="10pt" style:font-size-complex="10pt"/>
    </style:style>
    <style:style style:name="P21" style:family="paragraph" style:parent-style-name="Text_20_body">
      <style:paragraph-properties fo:margin-top="0cm" fo:margin-bottom="0cm" style:contextual-spacing="false" fo:line-height="115%"/>
      <style:text-properties fo:font-size="10pt" style:font-size-asian="10pt" style:font-size-complex="10pt"/>
    </style:style>
    <style:style style:name="P22" style:family="paragraph" style:parent-style-name="Preformatted_20_Text">
      <style:paragraph-properties fo:margin-top="0cm" fo:margin-bottom="0cm" style:contextual-spacing="false" fo:line-height="115%" fo:padding="0.049cm" fo:border="0.06pt solid #000000" style:shadow="#808080 0.176cm 0.176cm"/>
    </style:style>
    <style:style style:name="P23" style:family="paragraph" style:parent-style-name="Preformatted_20_Text">
      <style:paragraph-properties fo:margin-top="0cm" fo:margin-bottom="0cm" style:contextual-spacing="false" fo:line-height="115%" fo:padding="0.049cm" fo:border="0.06pt solid #000000" style:shadow="#808080 0.176cm 0.176cm"/>
      <style:text-properties fo:font-weight="normal" fo:background-color="transparent" style:font-weight-asian="normal" style:font-weight-complex="normal"/>
    </style:style>
    <style:style style:name="P24" style:family="paragraph" style:parent-style-name="Preformatted_20_Text">
      <style:paragraph-properties fo:margin-top="0cm" fo:margin-bottom="0cm" style:contextual-spacing="false" fo:line-height="115%"/>
    </style:style>
    <style:style style:name="P25" style:family="paragraph" style:parent-style-name="Text_20_body">
      <style:paragraph-properties fo:margin-top="0cm" fo:margin-bottom="0cm" style:contextual-spacing="false" fo:line-height="115%"/>
      <style:text-properties fo:font-size="10pt" fo:font-weight="bold" style:font-size-asian="10pt" style:font-size-complex="10pt"/>
    </style:style>
    <style:style style:name="P26"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27" style:family="paragraph" style:parent-style-name="Text_20_body">
      <style:paragraph-properties fo:margin-top="0cm" fo:margin-bottom="0cm" style:contextual-spacing="false" fo:line-height="115%" fo:padding="0.049cm" fo:border="0.06pt solid #000000" style:shadow="#808080 0.176cm 0.176cm"/>
      <style:text-properties fo:font-size="10pt" fo:font-weight="bold" style:font-size-asian="10pt" style:font-size-complex="10pt"/>
    </style:style>
    <style:style style:name="P28" style:family="paragraph" style:parent-style-name="Table_20_Contents">
      <style:paragraph-properties fo:margin-top="0cm" fo:margin-bottom="0cm" style:contextual-spacing="false" fo:line-height="115%"/>
      <style:text-properties fo:font-size="10pt" style:font-size-asian="10pt" style:font-size-complex="10pt"/>
    </style:style>
    <style:style style:name="P29" style:family="paragraph" style:parent-style-name="Table_20_Contents">
      <style:paragraph-properties fo:margin-top="0cm" fo:margin-bottom="0cm" style:contextual-spacing="false" fo:line-height="115%"/>
      <style:text-properties fo:font-size="10pt" fo:font-weight="bold" style:font-size-asian="10pt" style:font-size-complex="10pt"/>
    </style:style>
    <style:style style:name="P30"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1"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32" style:family="paragraph" style:parent-style-name="Text_20_body" style:list-style-name="L2">
      <style:paragraph-properties fo:margin-top="0cm" fo:margin-bottom="0cm" style:contextual-spacing="false" fo:line-height="115%" fo:text-align="justify" style:justify-single-word="false"/>
      <style:text-properties fo:font-size="10pt" style:font-size-asian="10pt" style:font-size-complex="10pt"/>
    </style:style>
    <style:style style:name="P33" style:family="paragraph" style:parent-style-name="Heading_20_4">
      <style:paragraph-properties fo:margin-top="0cm" fo:margin-bottom="0cm" style:contextual-spacing="false" fo:line-height="115%" fo:text-align="justify" style:justify-single-word="false"/>
      <style:text-properties fo:font-size="10pt" officeooo:paragraph-rsid="0010dbe5" style:font-size-asian="10pt" style:font-size-complex="10pt"/>
    </style:style>
    <style:style style:name="P34" style:family="paragraph" style:parent-style-name="Heading_20_4">
      <style:paragraph-properties fo:margin-top="0cm" fo:margin-bottom="0cm" style:contextual-spacing="false" fo:line-height="115%" fo:text-align="justify" style:justify-single-word="false"/>
      <style:text-properties fo:font-size="10pt" fo:font-weight="normal" officeooo:paragraph-rsid="0010dbe5" style:font-size-asian="10pt" style:font-weight-asian="normal" style:font-size-complex="10pt" style:font-weight-complex="normal"/>
    </style:style>
    <style:style style:name="P35" style:family="paragraph" style:parent-style-name="Text_20_body">
      <style:paragraph-properties fo:margin-top="0cm" fo:margin-bottom="0cm" style:contextual-spacing="false" fo:line-height="115%" fo:text-align="center" style:justify-single-word="false"/>
      <style:text-properties fo:font-size="10pt" style:font-size-asian="10pt" style:font-size-complex="10pt"/>
    </style:style>
    <style:style style:name="P36" style:family="paragraph" style:parent-style-name="Table_20_Contents">
      <style:paragraph-properties fo:margin-top="0cm" fo:margin-bottom="0cm" style:contextual-spacing="false" fo:line-height="115%" fo:text-align="center"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38"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3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0"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4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4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43"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44" style:family="paragraph" style:parent-style-name="Standard">
      <style:paragraph-properties fo:margin-top="0cm" fo:margin-bottom="0cm" style:contextual-spacing="false" fo:line-height="115%" fo:text-align="justify" style:justify-single-word="false"/>
      <style:text-properties fo:font-size="10pt" style:font-size-asian="10pt" style:font-size-complex="10pt"/>
    </style:style>
    <style:style style:name="P45"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46"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47"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8"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9"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50"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51"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53"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54"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55"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56" style:family="paragraph" style:parent-style-name="Text_20_body">
      <style:paragraph-properties fo:margin-top="0cm" fo:margin-bottom="0cm" style:contextual-spacing="false" fo:text-align="justify" style:justify-single-word="false"/>
      <style:text-properties fo:font-size="10pt" fo:font-weight="bold" style:font-size-asian="10pt" style:font-size-complex="10pt"/>
    </style:style>
    <style:style style:name="P57"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58"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59"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60" style:family="paragraph" style:parent-style-name="Heading_20_2">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1" style:family="paragraph" style:parent-style-name="Text_20_body">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2"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4" style:family="paragraph" style:parent-style-name="Table_20_Contents">
      <style:paragraph-properties fo:margin-top="0cm" fo:margin-bottom="0cm" style:contextual-spacing="false" fo:line-height="115%" fo:text-align="justify" style:justify-single-word="false" fo:padding="0.049cm" fo:border="none"/>
      <style:text-properties fo:font-size="10pt" fo:font-weight="bold" style:font-size-asian="10pt" style:font-size-complex="10pt"/>
    </style:style>
    <style:style style:name="P65" style:family="paragraph" style:parent-style-name="Table_20_Contents">
      <style:paragraph-properties fo:margin-top="0cm" fo:margin-bottom="0cm" style:contextual-spacing="false" fo:line-height="115%" fo:text-align="justify" style:justify-single-word="false" fo:padding="0.049cm" fo:border="none"/>
      <style:text-properties fo:font-size="2pt" style:font-size-asian="2pt" style:font-size-complex="2pt"/>
    </style:style>
    <style:style style:name="P66"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67"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68"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69" style:family="paragraph" style:parent-style-name="Heading_20_1">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7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72"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73" style:family="paragraph" style:parent-style-name="Standard">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5"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76"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fo:font-weight="bold" style:font-size-asian="10pt" style:font-size-complex="10pt"/>
    </style:style>
    <style:style style:name="P77"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P78" style:family="paragraph" style:parent-style-name="Text_20_body" style:list-style-name="L19">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9" style:family="paragraph" style:parent-style-name="Text_20_body" style:list-style-name="L20">
      <style:paragraph-properties fo:margin-top="0cm" fo:margin-bottom="0cm" style:contextual-spacing="false" fo:text-align="justify" style:justify-single-word="false"/>
      <style:text-properties fo:font-size="10pt" fo:font-weight="bold" style:font-size-asian="10pt" style:font-size-complex="10pt"/>
    </style:style>
    <style:style style:name="P80" style:family="paragraph" style:parent-style-name="Text_20_body" style:list-style-name="L20">
      <style:paragraph-properties fo:margin-top="0cm" fo:margin-bottom="0cm" style:contextual-spacing="false" fo:text-align="justify" style:justify-single-word="false"/>
      <style:text-properties fo:font-size="10pt" style:font-size-asian="10pt" style:font-size-complex="10pt"/>
    </style:style>
    <style:style style:name="P81" style:family="paragraph" style:parent-style-name="Text_20_body" style:list-style-name="L21">
      <style:paragraph-properties fo:margin-top="0cm" fo:margin-bottom="0cm" style:contextual-spacing="false" fo:text-align="justify" style:justify-single-word="false"/>
      <style:text-properties fo:font-size="10pt" style:font-size-asian="10pt" style:font-size-complex="10pt"/>
    </style:style>
    <style:style style:name="P82" style:family="paragraph" style:parent-style-name="Text_20_body" style:list-style-name="L22">
      <style:paragraph-properties fo:margin-top="0cm" fo:margin-bottom="0cm" style:contextual-spacing="false" fo:text-align="justify" style:justify-single-word="false"/>
      <style:text-properties fo:font-size="10pt" style:font-size-asian="10pt" style:font-size-complex="10pt"/>
    </style:style>
    <style:style style:name="P83" style:family="paragraph" style:parent-style-name="Table_20_Contents">
      <style:paragraph-properties fo:margin-top="0cm" fo:margin-bottom="0cm" style:contextual-spacing="false" fo:line-height="115%" fo:text-align="justify" style:justify-single-word="false"/>
      <style:text-properties fo:font-size="10pt" fo:font-weight="bold" style:font-size-asian="10pt" style:font-size-complex="10pt"/>
    </style:style>
    <style:style style:name="T1" style:family="text">
      <style:text-properties officeooo:rsid="0010dbe5"/>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weight="normal" fo:background-color="transparent" loext:char-shading-value="0" style:font-weight-asian="normal" style:font-weight-complex="normal"/>
    </style:style>
    <style:style style:name="T8" style:family="text">
      <style:text-properties fo:background-color="#ffffa6" loext:char-shading-value="0"/>
    </style:style>
    <style:style style:name="T9" style:family="text">
      <style:text-properties officeooo:rsid="000cdaa1"/>
    </style:style>
    <style:style style:name="T10" style:family="text">
      <style:text-properties officeooo:rsid="000d7bd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6</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8</text:a></text:p>
          <text:p text:style-name="P1"><text:a xlink:type="simple" xlink:href="#__RefHeading___Toc2288_3828932059" office:name="O Operador Ternário em JavaScript" text:style-name="Index_20_Link" text:visited-style-name="Index_20_Link">O Operador Ternário em JavaScript<text:tab/>21</text:a></text:p>
          <text:p text:style-name="P1"><text:a xlink:type="simple" xlink:href="#__RefHeading___Toc2290_3828932059" office:name="O Operador typeof em JavaScript" text:style-name="Index_20_Link" text:visited-style-name="Index_20_Link">O Operador typeof em JavaScript<text:tab/>24</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h text:style-name="P12" text:outline-level="3"><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0"/>
      <text:p text:style-name="P7"><text:soft-page-break/>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3"/>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4"><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3"/>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able:table table:name="Tabela1" table:style-name="Tabela1">
        <table:table-column table:style-name="Tabela1.A"/>
        <table:table-column table:style-name="Tabela1.B"/>
        <table:table-row>
          <table:table-cell table:style-name="Tabela1.A1" office:value-type="string">
            <text:p text:style-name="P15">Benefício</text:p>
          </table:table-cell>
          <table:table-cell table:style-name="Tabela1.B1" office:value-type="string">
            <text:p text:style-name="P15">Descrição</text:p>
          </table:table-cell>
        </table:table-row>
        <table:table-row>
          <table:table-cell table:style-name="Tabela1.A2" office:value-type="string">
            <text:p text:style-name="P16">Prevenção de Erros</text:p>
          </table:table-cell>
          <table:table-cell table:style-name="Tabela1.B2" office:value-type="string">
            <text:p text:style-name="P15">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6">Código Mais Limpo</text:p>
          </table:table-cell>
          <table:table-cell table:style-name="Tabela1.B2" office:value-type="string">
            <text:p text:style-name="P15">Ao exigir a declaração explícita de variáveis, o código se torna mais legível e a intenção do programador, mais clara.</text:p>
          </table:table-cell>
        </table:table-row>
        <table:table-row>
          <table:table-cell table:style-name="Tabela1.A2" office:value-type="string">
            <text:p text:style-name="P16">Melhores Práticas</text:p>
          </table:table-cell>
          <table:table-cell table:style-name="Tabela1.B2" office:value-type="string">
            <text:p text:style-name="P15">Incentiva e "obriga" os programadores a adotarem práticas de codificação mais seguras e disciplinadas.</text:p>
          </table:table-cell>
        </table:table-row>
        <table:table-row>
          <table:table-cell table:style-name="Tabela1.A5" office:value-type="string">
            <text:p text:style-name="P16">Segurança</text:p>
          </table:table-cell>
          <table:table-cell table:style-name="Tabela1.B5" office:value-type="string">
            <text:p text:style-name="P15">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7"/>
      <text:h text:style-name="P18" text:outline-level="1"><text:bookmark-start text:name="__RefHeading___Toc80_2060006272"/><text:soft-page-break/>Declaração de Variáveis em JavaScript (<text:span text:style-name="Source_20_Text">var</text:span>, <text:span text:style-name="Source_20_Text">let</text:span>, <text:span text:style-name="Source_20_Text">const</text:span>)<text:bookmark-end text:name="__RefHeading___Toc80_2060006272"/></text:h>
      <text:p text:style-name="P19"/>
      <text:h text:style-name="P20" text:outline-level="2">1. Introdução à Declaração de Variáveis e Sua Importância</text:h>
      <text:p text:style-name="P21"/>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7">Neste resumo, abordaremos as três principais palavras-chave para a declaração de variáveis em JavaScript: <text:span text:style-name="Source_20_Text">var</text:span>, <text:span text:style-name="Source_20_Text">let</text:span> e <text:span text:style-name="Source_20_Text">const</text:span>. O objetivo é elucidar as diferenças cruciais entre elas, com foco especial em dois aspectos determinantes: <text:span text:style-name="T5">escopo</text:span> (onde a variável é acessível) e <text:span text:style-name="T5">mutabilidade</text:span> (se o seu valor pode ser alterado). Compreender essas distinções é vital para escrever um código mais limpo, previsível e livre de erros. Começaremos analisando a forma mais antiga e tradicional de declaração, o <text:span text:style-name="Source_20_Text">var</text:span>.</text:p>
      <text:p text:style-name="P7"/>
      <text:h text:style-name="P20" text:outline-level="2">2. A Abordagem Clássica: Analisando o <text:span text:style-name="Source_20_Text">var</text:span></text:h>
      <text:p text:style-name="P21"><text:span text:style-name="Source_20_Text"/></text:p>
      <text:p text:style-name="P7">Historicamente, <text:span text:style-name="Source_20_Text">var</text:span> foi a única maneira de declarar variáveis em JavaScript. Entender seu comportamento é essencial não apenas para dar manutenção em códigos legados, mas também para apreciar as melhorias introduzidas posteriormente. A principal característica do <text:span text:style-name="Source_20_Text">var</text:span> é o seu <text:span text:style-name="T5">escopo de função</text:span>. Isso significa que uma variável declarada com <text:span text:style-name="Source_20_Text">var</text:span> é acessível em qualquer lugar dentro da função em que foi criada.</text:p>
      <text:p text:style-name="P21"/>
      <text:p text:style-name="P7">Esse comportamento é causado por um mecanismo chamado <text:span text:style-name="T6">hoisting</text:span> (elevação). Como o instrutor explica, "o JavaScript tem a política de fazer a elevação dessa variável até o topo... de onde essa variável foi implementada". Essencialmente, durante a compilação, as declarações <text:span text:style-name="Source_20_Text">var</text:span> são conceitualmente "içadas" para o topo de sua função, o que as torna disponíveis em todo o escopo funcional, independentemente de onde foram declaradas. Isso leva a um problema prático conhecido como "vazamento de escopo". Considere o seguinte exemplo:</text:p>
      <text:p text:style-name="P7"/>
      <text:p text:style-name="P22"><text:span text:style-name="Source_20_Text"><text:span text:style-name="T7">if (true) {</text:span></text:span></text:p>
      <text:p text:style-name="P22"><text:span text:style-name="Source_20_Text"><text:span text:style-name="T7"><text:s text:c="2"/>var nome = "Bruno";</text:span></text:span></text:p>
      <text:p text:style-name="P22"><text:span text:style-name="Source_20_Text"><text:span text:style-name="T7">}</text:span></text:span></text:p>
      <text:p text:style-name="P23"/>
      <text:p text:style-name="P22"><text:span text:style-name="Source_20_Text"><text:span text:style-name="T7">console.log(nome); // Saída: "Bruno"</text:span></text:span></text:p>
      <text:p text:style-name="P24"><text:span text:style-name="Source_20_Text"><text:span text:style-name="T8"/></text:span></text:p>
      <text:p text:style-name="P21">Neste caso, a variável <text:span text:style-name="Source_20_Text">nome</text:span> foi declarada dentro do bloco do <text:span text:style-name="Source_20_Text">if</text:span>. Intuitivamente, seria esperado que ela só existisse ali. No entanto, devido ao <text:span text:style-name="T6">hoisting</text:span>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 text:style-name="Source_20_Text">let</text:span> como a solução moderna e mais segura.</text:p>
      <text:p text:style-name="P21"/>
      <text:h text:style-name="P20" text:outline-level="2">3. A Solução Moderna: O Escopo de Bloco com <text:span text:style-name="Source_20_Text">let</text:span></text:h>
      <text:p text:style-name="P21"><text:span text:style-name="Source_20_Text"/></text:p>
      <text:p text:style-name="P7">Introduzido no ES6 (ECMAScript 2015), o <text:span text:style-name="Source_20_Text">let</text:span> foi projetado para resolver diretamente as deficiências de escopo do <text:span text:style-name="Source_20_Text">var</text:span>, tornando o código mais previsível e robusto. A característica fundamental do <text:span text:style-name="Source_20_Text">let</text:span> é o <text:span text:style-name="T5">escopo de bloco</text:span>. Uma variável declarada com <text:span text:style-name="Source_20_Text">let</text:span> existe apenas dentro do bloco de código em que foi definida, seja ele uma função, um laço <text:span text:style-name="Source_20_Text">for</text:span> ou um condicional <text:span text:style-name="Source_20_Text">if</text:span>. Para ilustrar a diferença de forma mais clara, vamos analisar um exemplo dentro de uma função, que demonstra a distinção crucial entre o escopo de função (<text:span text:style-name="Source_20_Text">var</text:span>) e o escopo de bloco (<text:span text:style-name="Source_20_Text">let</text:span>).</text:p>
      <text:p text:style-name="P25"/>
      <text:p text:style-name="P25"/>
      <text:p text:style-name="P26"><text:soft-page-break/><text:span text:style-name="T5">Com </text:span><text:span text:style-name="Source_20_Text"><text:span text:style-name="T5">var</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var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console.log("Dentro do teste, fora do IF: " + nome); // Funciona também</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Dentro do teste, fora do IF: Bruno</text:span></text:p>
      <text:p text:style-name="P24"><text:span text:style-name="Source_20_Text"/></text:p>
      <text:p text:style-name="P7">Como <text:span text:style-name="Source_20_Text">var</text:span> tem escopo de função, a variável <text:span text:style-name="Source_20_Text">nome</text:span> é acessível em qualquer lugar dentro da função <text:span text:style-name="Source_20_Text">teste</text:span>, inclusive fora do bloco <text:span text:style-name="Source_20_Text">if</text:span> onde foi declarada. Este é o vazamento de escopo em ação.</text:p>
      <text:p text:style-name="P21"/>
      <text:p text:style-name="P26"><text:span text:style-name="T5">Agora, com </text:span><text:span text:style-name="Source_20_Text"><text:span text:style-name="T5">let</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let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 A linha abaixo causará um erro</text:span></text:p>
      <text:p text:style-name="P22"><text:span text:style-name="Source_20_Text"><text:s text:c="2"/>console.log("Dentro do teste, fora do IF: " + nome);</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Erro: ReferenceError: nome is not defined</text:span></text:p>
      <text:p text:style-name="P24"><text:span text:style-name="Source_20_Text"/></text:p>
      <text:p text:style-name="P7">Ao usar <text:span text:style-name="Source_20_Text">let</text:span>, a tentativa de acessar <text:span text:style-name="Source_20_Text">nome</text:span> fora do seu bloco de declaração resulta corretamente em um <text:span text:style-name="Source_20_Text">ReferenceError</text:span>. A variável está estritamente contida em seu escopo de bloco, prevenindo o vazamento e garantindo que ela não possa ser acessada ou modificada de forma indevida. Este é o comportamento esperado e mais seguro. Em relação à mutabilidade, variáveis declaradas com <text:span text:style-name="Source_20_Text">let</text:span> podem ter seu valor reatribuído a qualquer momento. É possível não apenas alterar o valor, mas também o seu tipo, pois o JavaScript realiza a conversão de tipos automaticamente.</text:p>
      <text:p text:style-name="P7"/>
      <text:p text:style-name="P22"><text:span text:style-name="Source_20_Text">let nome = "Bruno";</text:span></text:p>
      <text:p text:style-name="P22"><text:span text:style-name="Source_20_Text">console.log(nome); // Saída: "Bruno"</text:span></text:p>
      <text:p text:style-name="P22"/>
      <text:p text:style-name="P22"><text:span text:style-name="Source_20_Text">nome = "cfb cursos"; // Reatribuição para outra string</text:span></text:p>
      <text:p text:style-name="P22"><text:span text:style-name="Source_20_Text">console.log(nome); // Saída: "cfb cursos"</text:span></text:p>
      <text:p text:style-name="P22"/>
      <text:p text:style-name="P22"><text:span text:style-name="Source_20_Text">nome = 10; // Reatribuição para um número</text:span></text:p>
      <text:p text:style-name="P22"><text:span text:style-name="Source_20_Text">console.log(nome); // Saída: 10</text:span></text:p>
      <text:p text:style-name="P24"><text:span text:style-name="Source_20_Text"/></text:p>
      <text:p text:style-name="P21"><text:soft-page-break/>Apesar da flexibilidade de <text:span text:style-name="Source_20_Text">let</text:span> ser útil, há situações em que precisamos garantir que um valor permaneça inalterado. Para esses casos, o JavaScript oferece outra ferramenta: <text:span text:style-name="Source_20_Text">const</text:span>.</text:p>
      <text:h text:style-name="P20" text:outline-level="2">4. Garantindo a Imutabilidade: O Papel do <text:span text:style-name="Source_20_Text">const</text:span></text:h>
      <text:p text:style-name="P21"/>
      <text:p text:style-name="P7">Em qualquer aplicação, existem valores que nunca deveriam mudar, como configurações de API, constantes matemáticas ou identificadores fixos. Utilizar <text:span text:style-name="Source_20_Text">const</text:span> para declarar esses valores garante a integridade e a previsibilidade dos dados. Podemos pensar nas constantes, como o instrutor descreve, como <text:span text:style-name="T6">"variáveis não variáveis"</text:span>. A palavra-chave <text:span text:style-name="Source_20_Text">const</text:span> cria um identificador de escopo de bloco, similar ao <text:span text:style-name="Source_20_Text">let</text:span>, mas com uma regra fundamental: seu valor <text:span text:style-name="T5">não pode ser reatribuído</text:span> após a inicialização. Uma constante deve ser inicializada no momento de sua declaração, e qualquer tentativa posterior de modificar seu valor resultará em um erro.</text:p>
      <text:p text:style-name="P7"/>
      <text:p text:style-name="P22"><text:span text:style-name="Source_20_Text">const curso = "JavaScript";</text:span></text:p>
      <text:p text:style-name="P22"><text:span text:style-name="Source_20_Text">console.log(curso); // Saída: "JavaScript"</text:span></text:p>
      <text:p text:style-name="P22"/>
      <text:p text:style-name="P22"><text:span text:style-name="Source_20_Text">// A linha a seguir irá gerar um erro e interromper a execução:</text:span></text:p>
      <text:p text:style-name="P22"><text:span text:style-name="Source_20_Text">curso = "HTML"; // Erro: TypeError: Assignment to constant variable</text:span></text:p>
      <text:p text:style-name="P24"><text:span text:style-name="Source_20_Text"/></text:p>
      <text:p text:style-name="P7">O erro <text:span text:style-name="Source_20_Text">TypeError: Assignment to constant variable</text:span> é um mecanismo de segurança do JavaScript que impede a modificação acidental de valores que deveriam ser permanentes. É importante notar que <text:span text:style-name="Source_20_Text">const</text:span> impede a reatribuição da variável, mas não torna imutável o conteúdo de objetos ou arrays. Você ainda pode alterar as propriedades de um objeto declarado com <text:span text:style-name="Source_20_Text">const</text:span>, por exemplo. O que não pode ser feito é atribuir um objeto ou array completamente novo à mesma constante.</text:p>
      <text:p text:style-name="P21"/>
      <text:h text:style-name="P20" text:outline-level="2">5. Tabela Comparativa e Recomendações Finais</text:h>
      <text:p text:style-name="P21"/>
      <text:p text:style-name="P7">A escolha entre <text:span text:style-name="Source_20_Text">var</text:span>, <text:span text:style-name="Source_20_Text">let</text:span> e <text:span text:style-name="Source_20_Text">const</text:span> impacta diretamente a legibilidade e a estabilidade do código. Para consolidar as diferenças e fornecer uma diretriz clara, a tabela abaixo resume as principais características de cada declaração.</text:p>
      <text:p text:style-name="P21"/>
      <table:table table:name="Tabela2" table:style-name="Tabela2">
        <table:table-column table:style-name="Tabela2.A" table:number-columns-repeated="4"/>
        <table:table-row table:style-name="Tabela2.1">
          <table:table-cell table:style-name="Tabela2.A1" office:value-type="string">
            <text:p text:style-name="P28">Característica</text:p>
          </table:table-cell>
          <table:table-cell table:style-name="Tabela2.B1" office:value-type="string">
            <text:p text:style-name="P28"><text:span text:style-name="Source_20_Text">var</text:span></text:p>
          </table:table-cell>
          <table:table-cell table:style-name="Tabela2.B1" office:value-type="string">
            <text:p text:style-name="P28"><text:span text:style-name="Source_20_Text">let</text:span></text:p>
          </table:table-cell>
          <table:table-cell table:style-name="Tabela2.B1" office:value-type="string">
            <text:p text:style-name="P28"><text:span text:style-name="Source_20_Text">const</text:span></text:p>
          </table:table-cell>
        </table:table-row>
        <table:table-row table:style-name="Tabela2.1">
          <table:table-cell table:style-name="Tabela2.A2" office:value-type="string">
            <text:p text:style-name="P29">Escopo Principal</text:p>
          </table:table-cell>
          <table:table-cell table:style-name="Tabela2.B2" office:value-type="string">
            <text:p text:style-name="P28">Função</text:p>
          </table:table-cell>
          <table:table-cell table:style-name="Tabela2.B2" office:value-type="string">
            <text:p text:style-name="P28">Bloco</text:p>
          </table:table-cell>
          <table:table-cell table:style-name="Tabela2.B2" office:value-type="string">
            <text:p text:style-name="P28">Bloco</text:p>
          </table:table-cell>
        </table:table-row>
        <table:table-row table:style-name="Tabela2.1">
          <table:table-cell table:style-name="Tabela2.A2" office:value-type="string">
            <text:p text:style-name="P29">Pode ser Reatribuído?</text:p>
          </table:table-cell>
          <table:table-cell table:style-name="Tabela2.B2" office:value-type="string">
            <text:p text:style-name="P28">Sim</text:p>
          </table:table-cell>
          <table:table-cell table:style-name="Tabela2.B2" office:value-type="string">
            <text:p text:style-name="P28">Sim</text:p>
          </table:table-cell>
          <table:table-cell table:style-name="Tabela2.B2" office:value-type="string">
            <text:p text:style-name="P28">Não</text:p>
          </table:table-cell>
        </table:table-row>
        <table:table-row table:style-name="Tabela2.1">
          <table:table-cell table:style-name="Tabela2.A4" office:value-type="string">
            <text:p text:style-name="P29">Problema Principal</text:p>
          </table:table-cell>
          <table:table-cell table:style-name="Tabela2.B4" office:value-type="string">
            <text:p text:style-name="P28">Vazamento de Escopo</text:p>
          </table:table-cell>
          <table:table-cell table:style-name="Tabela2.B4" office:value-type="string">
            <text:p text:style-name="P28">Nenhum (escopo de bloco)</text:p>
          </table:table-cell>
          <table:table-cell table:style-name="Tabela2.B4" office:value-type="string">
            <text:p text:style-name="P28">Nenhum (escopo de bloco)</text:p>
          </table:table-cell>
        </table:table-row>
      </table:table>
      <text:p text:style-name="P21"/>
      <text:p text:style-name="P7">Com base nessa análise, a recomendação moderna para desenvolvimento em JavaScript é clara:</text:p>
      <text:p text:style-name="P7"/>
      <text:list text:style-name="L1">
        <text:list-item>
          <text:p text:style-name="P30"><text:span text:style-name="T5">Evite o uso de </text:span><text:span text:style-name="Source_20_Text"><text:span text:style-name="T5">var</text:span></text:span> <text:span text:style-name="T5">em código novo.</text:span> Suas regras de escopo podem levar a bugs e tornar o código menos previsível.</text:p>
        </text:list-item>
        <text:list-item>
          <text:p text:style-name="P30"><text:span text:style-name="T5">Adote </text:span><text:span text:style-name="Source_20_Text"><text:span text:style-name="T5">const</text:span></text:span> <text:span text:style-name="T5">como padrão</text:span> para todas as declarações. Altere para <text:span text:style-name="Source_20_Text">let</text:span> somente nos casos em que você sabe, intencionalmente, que o valor da variável precisará ser reatribuído. Esta abordagem, conhecida como "const by default", minimiza a mutabilidade e torna o código mais seguro e previsível.</text:p>
          <text:p text:style-name="P30"/>
        </text:list-item>
      </text:list>
      <text:p text:style-name="P7">Adotar essa prática resulta em um código mais robusto, fácil de entender e menos suscetível a erros relacionados ao escopo e à manipulação de dados.</text:p>
      <text:p text:style-name="P7"/>
      <text:p text:style-name="P7"/>
      <text:p text:style-name="P7"/>
      <text:p text:style-name="P7"/>
      <text:p text:style-name="P7"/>
      <text:p text:style-name="P7"/>
      <text:p text:style-name="P7"/>
      <text:h text:style-name="P18" text:outline-level="1"><text:bookmark-start text:name="__RefHeading___Toc104_2060006272"/><text:soft-page-break/>Operadores Aritméticos em JavaScript<text:bookmark-end text:name="__RefHeading___Toc104_2060006272"/></text:h>
      <text:p text:style-name="P19"/>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1" text:outline-level="4">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2"><text:span text:style-name="T5">Declaração em linhas separadas:</text:span> Cada variável é declarada em sua própria linha.</text:p>
        </text:list-item>
        <text:list-item>
          <text:p text:style-name="P32"><text:span text:style-name="T5">Declaração em uma única linha:</text:span> Múltiplas variáveis podem ser declaradas de uma só vez, separadas por vírgulas.</text:p>
        </text:list-item>
        <text:list-item>
          <text:p text:style-name="P32"><text:span text:style-name="T5">Declaração com inicialização imediata:</text:span> É possível atribuir um valor à variável no momento de sua criação.</text:p>
          <text:p text:style-name="P32"/>
        </text:list-item>
      </text:list>
      <text:h text:style-name="P31" text:outline-level="4">1.2. A Importância da Inicialização</text:h>
      <text:p text:style-name="P7"/>
      <text:p text:style-name="P7">O instrutor destaca a inicialização de variáveis como uma boa prática para evitar o que é chamado de "lixo na memória". Quando uma variável é declarada mas não recebe um valor inicial, ela contém um valor <text:span text:style-name="Source_20_Text">undefined</text:span>. Isso pode levar a resultados inesperados em cálculos. Por exemplo, ao tentar atribuir um valor a apenas uma variável em uma declaração conjunta (<text:span text:style-name="Source_20_Text">let num1 = 10, num2;</text:span>), a segunda variável permanecerá <text:span text:style-name="Source_20_Text">undefined</text:span>. Para garantir que ambas recebam o valor, a atribuição deve ser explícita para cada uma:</text:p>
      <text:p text:style-name="P7"/>
      <text:p text:style-name="P9"><text:span text:style-name="Source_20_Text">// Inicialização correta para ambas as variáveis</text:span></text:p>
      <text:p text:style-name="P9"><text:span text:style-name="Source_20_Text">let num1 = 10, num2 = 10;</text:span></text:p>
      <text:p text:style-name="P10"><text:span text:style-name="Source_20_Text"/></text:p>
      <text:h text:style-name="P31"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 Etapa 1: Declaração das variáveis</text:span></text:p>
      <text:p text:style-name="P9"><text:span text:style-name="Source_20_Text">let num1, num2, num3;</text:span></text:p>
      <text:p text:style-name="P9"/>
      <text:p text:style-name="P9"><text:span text:style-name="Source_20_Text">// Etapa 2: Atribuição em cadeia do valor 10 para todas</text:span></text:p>
      <text:p text:style-name="P9"><text:span text:style-name="Source_20_Text">num1 = num2 = num3 = 10;</text:span></text:p>
      <text:p text:style-name="P10"><text:span text:style-name="Source_20_Text"/></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33" text:outline-level="4"><text:soft-page-break/>2.1. Visão Geral dos Operadores</text:h>
      <text:h text:style-name="P33" text:outline-level="4"/>
      <text:h text:style-name="P34" text:outline-level="4">A aula aborda os quatro operadores fundamentais, que são a base de qualquer expressão matemática no código.</text:h>
      <text:p text:style-name="P35"/>
      <table:table table:name="Tabela3" table:style-name="Tabela3">
        <table:table-column table:style-name="Tabela3.A"/>
        <table:table-column table:style-name="Tabela3.B"/>
        <table:table-row>
          <table:table-cell table:style-name="Tabela3.A1" office:value-type="string">
            <text:p text:style-name="P36">Operador</text:p>
          </table:table-cell>
          <table:table-cell table:style-name="Tabela3.B1" office:value-type="string">
            <text:p text:style-name="P36">Fun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oma</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ubtra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Multiplicação</text:p>
          </table:table-cell>
        </table:table-row>
        <table:table-row>
          <table:table-cell table:style-name="Tabela3.A5" office:value-type="string">
            <text:p text:style-name="P37"><text:span text:style-name="Source_20_Text">/</text:span></text:p>
          </table:table-cell>
          <table:table-cell table:style-name="Tabela3.B5" office:value-type="string">
            <text:p text:style-name="P37">Divisão</text:p>
          </table:table-cell>
        </table:table-row>
      </table:table>
      <text:p text:style-name="P35"/>
      <text:p text:style-name="P7">Um exemplo simples de uso é a operação de soma, onde o resultado da adição de duas variáveis é armazenado em uma terceira:</text:p>
      <text:p text:style-name="P7"/>
      <text:p text:style-name="P9"><text:span text:style-name="Source_20_Text">let num1 = 5;</text:span></text:p>
      <text:p text:style-name="P9"><text:span text:style-name="Source_20_Text">let num2 = 10;</text:span></text:p>
      <text:p text:style-name="P9"><text:span text:style-name="Source_20_Text">let res = num1 + num2; // res agora contém o valor 15</text:span></text:p>
      <text:p text:style-name="P10"><text:span text:style-name="Source_20_Text"/></text:p>
      <text:p text:style-name="P7">Adicionalmente, o instrutor demonstra que é possível executar operações diretamente dentro de um comando <text:span text:style-name="Source_20_Text">console.log()</text:span>, como em <text:span text:style-name="Source_20_Text">console.log(num2 - num1)</text:span>, o que é uma forma prática de testar cálculos rapidamente sem precisar de uma variável de resultado. A ordem em que essas operações são executadas, no entanto, é governada por regras específicas, que serão detalhadas a seguir.</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1" text:outline-level="4">3.1. A Ordem Padrão</text:h>
      <text:p text:style-name="P7"/>
      <text:p text:style-name="P7">Por padrão, a regra de precedência estabelece que a <text:span text:style-name="T5">multiplicação (</text:span><text:span text:style-name="Source_20_Text"><text:span text:style-name="T5">*</text:span></text:span><text:span text:style-name="T5">)</text:span> e a <text:span text:style-name="T5">divisão (</text:span><text:span text:style-name="Source_20_Text"><text:span text:style-name="T5">/</text:span></text:span><text:span text:style-name="T5">)</text:span> são executadas antes da <text:span text:style-name="T5">soma (</text:span><text:span text:style-name="Source_20_Text"><text:span text:style-name="T5">+</text:span></text:span><text:span text:style-name="T5">)</text:span> e da <text:span text:style-name="T5">subtração (</text:span><text:span text:style-name="Source_20_Text"><text:span text:style-name="T5">-</text:span></text:span><text:span text:style-name="T5">)</text:span>. Para ilustrar, a aula define duas variáveis (<text:span text:style-name="Source_20_Text">let num1 = 10</text:span>, <text:span text:style-name="Source_20_Text">let num2 = 10</text:span>) e avalia a expressão <text:span text:style-name="Source_20_Text">num1 + num2 * 2</text:span>. O JavaScript resolve <text:span text:style-name="Source_20_Text">10 + 10 * 2</text:span> da seguinte forma:</text:p>
      <text:p text:style-name="P7"/>
      <text:list text:style-name="L3">
        <text:list-item>
          <text:p text:style-name="P38">Primeiro, executa a multiplicação: <text:span text:style-name="Source_20_Text">10 * 2 = 20</text:span>.</text:p>
        </text:list-item>
        <text:list-item>
          <text:p text:style-name="P38">Em seguida, executa a soma: <text:span text:style-name="Source_20_Text">10 + 20 = 30</text:span>.</text:p>
        </text:list-item>
      </text:list>
      <text:p text:style-name="P7"/>
      <text:p text:style-name="P7">O resultado final é <text:span text:style-name="Source_20_Text">30</text:span>, e não <text:span text:style-name="Source_20_Text">40</text:span>, pois a multiplicação tem prioridade sobre a soma.</text:p>
      <text:p text:style-name="P7"/>
      <text:h text:style-name="P31" text:outline-level="4">3.2. Alterando a Precedência com Parênteses</text:h>
      <text:p text:style-name="P7"/>
      <text:p text:style-name="P7">Para controlar a ordem de execução e forçar uma operação a ser realizada primeiro, utilizam-se os parênteses <text:span text:style-name="Source_20_Text">()</text:span>. Qualquer expressão dentro dos parênteses é avaliada antes das operações externas.</text:p>
      <text:p text:style-name="P7">Usando as mesmas variáveis, a adição de parênteses na expressão <text:span text:style-name="Source_20_Text">(num1 + num2) * 2</text:span> altera completamente o resultado:</text:p>
      <text:p text:style-name="P7"/>
      <text:p text:style-name="P7"/>
      <text:p text:style-name="P7"/>
      <text:p text:style-name="P7"/>
      <text:p text:style-name="P7"/>
      <text:p text:style-name="P9"><text:soft-page-break/><text:span text:style-name="Source_20_Text">// Com parênteses, a soma ocorre primeiro</text:span></text:p>
      <text:p text:style-name="P9"><text:span text:style-name="Source_20_Text">let num1 = 10;</text:span></text:p>
      <text:p text:style-name="P9"><text:span text:style-name="Source_20_Text">let num2 = 10;</text:span></text:p>
      <text:p text:style-name="P39"><text:span text:style-name="Source_20_Text">let resultado = (num1 + num2) * 2;</text:span></text:p>
      <text:p text:style-name="P7"/>
      <text:p text:style-name="P7">Neste caso, o cálculo é:</text:p>
      <text:p text:style-name="P7"/>
      <text:list text:style-name="L4">
        <text:list-item>
          <text:p text:style-name="P40">Primeiro, a expressão dentro dos parênteses é resolvida: <text:span text:style-name="Source_20_Text">10 + 10 = 20</text:span>.</text:p>
        </text:list-item>
        <text:list-item>
          <text:p text:style-name="P40">Depois, a multiplicação é executada: <text:span text:style-name="Source_20_Text">20 * 2 = 40</text:span>.</text:p>
        </text:list-item>
      </text:list>
      <text:p text:style-name="P7"/>
      <text:p text:style-name="P7">O resultado agora é <text:span text:style-name="Source_20_Text">40</text:span>.</text:p>
      <text:p text:style-name="P7"/>
      <text:p text:style-name="P7">Além dos operadores básicos, existe um operador de divisão especializado que oferece uma perspectiva diferente sobre o resultado de uma divisão.</text:p>
      <text:p text:style-name="P7"/>
      <text:h text:style-name="P12" text:outline-level="3">4. Aprofundando na Divisão: O Operador Módulo (<text:span text:style-name="Source_20_Text">%</text:span>)</text:h>
      <text:p text:style-name="P7"/>
      <text:p text:style-name="P7">Enquanto o operador de divisão padrão (<text:span text:style-name="Source_20_Text">/</text:span>) calcula o quociente de uma operação, o operador <text:span text:style-name="T5">módulo (</text:span><text:span text:style-name="Source_20_Text"><text:span text:style-name="T5">%</text:span></text:span><text:span text:style-name="T5">)</text:span> é uma ferramenta especializada utilizada para encontrar exclusivamente o <text:span text:style-name="T5">resto</text:span> de uma divisão inteira.</text:p>
      <text:p text:style-name="P7"/>
      <text:h text:style-name="P31" text:outline-level="4">4.1. Divisão Padrão vs. Módulo</text:h>
      <text:p text:style-name="P7"/>
      <text:p text:style-name="P7">A diferença entre os dois operadores fica clara ao analisar o exemplo central da aula: <text:span text:style-name="Source_20_Text">15</text:span> dividido por <text:span text:style-name="Source_20_Text">2</text:span>.</text:p>
      <text:p text:style-name="P7"/>
      <text:list text:style-name="L5">
        <text:list-item>
          <text:p text:style-name="P41"><text:span text:style-name="Source_20_Text">15 / 2</text:span>: Usando o operador de divisão padrão, o resultado é <text:span text:style-name="Source_20_Text">7.5</text:span>, que inclui a parte inteira e a parte fracionária do quociente.</text:p>
        </text:list-item>
        <text:list-item>
          <text:p text:style-name="P41"><text:span text:style-name="Source_20_Text">15 % 2</text:span>: Usando o operador módulo, o resultado é <text:span text:style-name="Source_20_Text">1</text:span>, que corresponde apenas ao resto da divisão.</text:p>
        </text:list-item>
      </text:list>
      <text:p text:style-name="P7"/>
      <text:p text:style-name="P7">O instrutor detalha o cálculo manual para encontrar o resto: <text:span text:style-name="Source_20_Text">7 * 2 = 14</text:span>, e <text:span text:style-name="Source_20_Text">15 - 14 = 1</text:span>. O operador módulo (<text:span text:style-name="Source_20_Text">%</text:span>) automatiza esse processo, sendo extremamente útil em diversas lógicas de programação. Além de calcular, é comum precisar modificar o valor de variáveis de forma incremental, o que nos leva ao próximo conjunto de operadores.</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
      <text:h text:style-name="P31" text:outline-level="4">5.1. As Três Formas de Incrementar por Um</text:h>
      <text:p text:style-name="P7"/>
      <text:p text:style-name="P7">A aula demonstra que existem três formas equivalentes de adicionar <text:span text:style-name="Source_20_Text">1</text:span> ao valor de uma variável, progredindo da mais verbosa para a mais concisa:</text:p>
      <text:p text:style-name="P7"/>
      <text:list text:style-name="L6">
        <text:list-item>
          <text:p text:style-name="P42"><text:span text:style-name="T5">Atribuição Padrão:</text:span> <text:span text:style-name="Source_20_Text">num1 = num1 + 1</text:span></text:p>
          <text:list>
            <text:list-item>
              <text:p text:style-name="P42">Esta é a forma explícita, lendo "a variável <text:span text:style-name="Source_20_Text">num1</text:span> recebe seu próprio valor mais um".</text:p>
            </text:list-item>
          </text:list>
        </text:list-item>
        <text:list-item>
          <text:p text:style-name="P42"><text:span text:style-name="T5">Operador de Incremento:</text:span> <text:span text:style-name="Source_20_Text">num1++</text:span></text:p>
          <text:list>
            <text:list-item>
              <text:p text:style-name="P42">Este é um atalho popular e específico para adicionar exatamente <text:span text:style-name="Source_20_Text">1</text:span>.</text:p>
            </text:list-item>
          </text:list>
        </text:list-item>
        <text:list-item>
          <text:p text:style-name="P42"><text:span text:style-name="T5">Atribuição Composta:</text:span> <text:span text:style-name="Source_20_Text">num1 += 1</text:span></text:p>
          <text:list>
            <text:list-item>
              <text:p text:style-name="P42">Combina a soma e a atribuição em um único operador.</text:p>
            </text:list-item>
          </text:list>
        </text:list-item>
      </text:list>
      <text:p text:style-name="P7"/>
      <text:p text:style-name="P7"><text:soft-page-break/>Todas as três expressões acima produzem o mesmo resultado: se <text:span text:style-name="Source_20_Text">num1</text:span> começa com <text:span text:style-name="Source_20_Text">10</text:span>, terminará com <text:span text:style-name="Source_20_Text">11</text:span>. O mesmo princípio se aplica para a subtração com o operador de decremento (<text:span text:style-name="Source_20_Text">num1--</text:span>) e a atribuição composta de subtração (<text:span text:style-name="Source_20_Text">num1 -= 1</text:span>).</text:p>
      <text:p text:style-name="P7"/>
      <text:h text:style-name="P31" text:outline-level="4">5.2. A Flexibilidade da Atribuição Composta</text:h>
      <text:p text:style-name="P7"/>
      <text:p text:style-name="P7">A grande vantagem dos operadores de atribuição composta (<text:span text:style-name="Source_20_Text">+=</text:span>, <text:span text:style-name="Source_20_Text">-=</text:span>, <text:span text:style-name="Source_20_Text">*=</text:span>, <text:span text:style-name="Source_20_Text">/=</text:span>) reside em sua flexibilidade. Enquanto <text:span text:style-name="Source_20_Text">++</text:span> e <text:span text:style-name="Source_20_Text">--</text:span> estão limitados a modificar o valor por <text:span text:style-name="Source_20_Text">1</text:span>, os operadores compostos podem usar qualquer valor. Por exemplo, a expressão <text:span text:style-name="Source_20_Text">num1 += 5</text:span> é uma forma abreviada e eficiente de <text:span text:style-name="Source_20_Text">num1 = num1 + 5</text:span>. Isso permite modificar o valor da variável por qualquer número desejado. Essa lógica se estende a outras operações aritméticas:</text:p>
      <text:p text:style-name="P7"/>
      <text:p text:style-name="P9"><text:span text:style-name="Source_20_Text">let num1 = 10;</text:span></text:p>
      <text:p text:style-name="P9"/>
      <text:p text:style-name="P9"><text:span text:style-name="Source_20_Text">// Multiplica o valor de num1 por 2</text:span></text:p>
      <text:p text:style-name="P9"><text:span text:style-name="Source_20_Text">num1 *= 2; // Equivalente a num1 = num1 * 2;</text:span></text:p>
      <text:p text:style-name="P9"><text:span text:style-name="Source_20_Text">// num1 agora vale 20</text:span></text:p>
      <text:p text:style-name="P10"><text:span text:style-name="Source_20_Text"/></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43"><text:span text:style-name="T5">Fundamentos de Variáveis:</text:span> A importância de declarar e inicializar variáveis corretamente para evitar erros e garantir a previsibilidade do código.</text:p>
        </text:list-item>
        <text:list-item>
          <text:p text:style-name="P43"><text:span text:style-name="T5">Precedência de Operadores:</text:span> A ordem das operações em JavaScript segue as regras matemáticas padrão, mas pode ser controlada de forma explícita com o uso de parênteses para ditar a lógica dos cálculos.</text:p>
        </text:list-item>
        <text:list-item>
          <text:p text:style-name="P43"><text:span text:style-name="T5">Operadores Especializados e Atalhos:</text:span> O operador módulo (<text:span text:style-name="Source_20_Text">%</text:span>) é uma ferramenta poderosa para obter o resto da divisão, enquanto operadores como <text:span text:style-name="Source_20_Text">++</text:span> e <text:span text:style-name="Source_20_Text">+=</text:span> fornecem atalhos eficientes e legíveis para modificar valores de variáveis.</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44"/>
      <text:h text:style-name="Heading_20_1" text:outline-level="1"><text:bookmark-start text:name="__RefHeading___Toc2217_3828932059"/>Dominando Operadores Relacionais em JavaScript<text:bookmark-end text:name="__RefHeading___Toc2217_3828932059"/></text:h>
      <text:p text:style-name="Text_20_body"/>
      <text:h text:style-name="P12" text:outline-level="3">1. Introdução: A Base da Lógica de Programação</text:h>
      <text:p text:style-name="P7"/>
      <text:p text:style-name="P45">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45">Para compreender plenamente seu funcionamento, é crucial entender o tipo de resultado que essas operações sempre produzem: um valor booleano.</text:p>
      <text:h text:style-name="P12" text:outline-level="3"><text:soft-page-break/>2. O Princípio Essencial: Comparações que Retornam <text:span text:style-name="Source_20_Text">true</text:span> ou <text:span text:style-name="Source_20_Text">false</text:span></text:h>
      <text:p text:style-name="P7"><text:span text:style-name="Source_20_Text"/></text:p>
      <text:p text:style-name="P45">Toda operação relacional em JavaScript é, em sua essência, uma pergunta que só pode ser respondida de duas maneiras: "verdadeiro" (<text:span text:style-name="Source_20_Text">true</text:span>) ou "falso" (<text:span text:style-name="Source_20_Text">false</text:span>). O propósito fundamental dessas operações é obter uma resposta booleana que pode ser usada para direcionar o fluxo de um programa. Por exemplo, ao usar o operador de "maior que" na expressão <text:span text:style-name="Source_20_Text">num1 &gt; num2</text:span>, o JavaScript avalia se o valor da variável <text:span text:style-name="Source_20_Text">num1</text:span> é de fato maior que o de <text:span text:style-name="Source_20_Text">num2</text:span>. Se <text:span text:style-name="Source_20_Text">num1</text:span> for <text:span text:style-name="Source_20_Text">10</text:span> e <text:span text:style-name="Source_20_Text">num2</text:span> for <text:span text:style-name="Source_20_Text">5</text:span>, a pergunta "10 é maior que 5?" tem como resposta <text:span text:style-name="Source_20_Text">true</text:span>. Por outro lado, a expressão <text:span text:style-name="Source_20_Text">num1 &lt; num2</text:span> ("10 é menor que 5?") resultaria em <text:span text:style-name="Source_20_Text">false</text:span>. Para ilustrar os exemplos a seguir, a aula utiliza as seguintes variáveis:</text:p>
      <text:p text:style-name="P45"/>
      <text:list text:style-name="L8">
        <text:list-item>
          <text:p text:style-name="P46"><text:span text:style-name="Source_20_Text">num1</text:span> com o valor <text:span text:style-name="Source_20_Text">10</text:span></text:p>
        </text:list-item>
        <text:list-item>
          <text:p text:style-name="P46"><text:span text:style-name="Source_20_Text">num2</text:span> com o valor <text:span text:style-name="Source_20_Text">5</text:span></text:p>
        </text:list-item>
        <text:list-item>
          <text:p text:style-name="P46"><text:span text:style-name="Source_20_Text">num3</text:span> com o valor <text:span text:style-name="Source_20_Text">10</text:span></text:p>
        </text:list-item>
      </text:list>
      <text:p text:style-name="P45">Com este contexto estabelecido, podemos analisar detalhadamente cada um dos operadores relacionais específicos.</text:p>
      <text:p text:style-name="P45"/>
      <text:h text:style-name="P12" text:outline-level="3">3. Análise Detalhada dos Operadores Relacionais</text:h>
      <text:p text:style-name="P7"/>
      <text:p text:style-name="P45">A aula aborda os seis principais operadores relacionais. Cada um serve a um propósito de comparação distinto, e compreendê-los individualmente é crucial para escrever uma lógica de programação precisa e sem erros.</text:p>
      <text:p text:style-name="P45"/>
      <text:h text:style-name="P47" text:outline-level="4">Operadores de Magnitude: Maior e Menor</text:h>
      <text:p text:style-name="P48"/>
      <text:p text:style-name="P49"><text:span text:style-name="Source_20_Text"><text:span text:style-name="T5">&gt;</text:span></text:span> <text:span text:style-name="T5">(Maior que)</text:span> Este operador verifica se o valor à sua esquerda é estritamente maior que o valor à sua direita. O exemplo da aula, <text:span text:style-name="Source_20_Text">console.log(num1 &gt; num2)</text:span>, retorna <text:span text:style-name="Source_20_Text">true</text:span> porque o valor de <text:span text:style-name="Source_20_Text">num1</text:span> (10) é, de fato, maior que o de <text:span text:style-name="Source_20_Text">num2</text:span> (5).</text:p>
      <text:p text:style-name="P49"/>
      <text:p text:style-name="P50"><text:span text:style-name="Source_20_Text"><text:span text:style-name="T5">&lt;</text:span></text:span> <text:span text:style-name="T5">(Menor que)</text:span> De forma oposta, este operador verifica se o valor à esquerda é estritamente menor que o valor à direita. A expressão <text:span text:style-name="Source_20_Text">console.log(num1 &lt; num2)</text:span> resulta em <text:span text:style-name="Source_20_Text">false</text:span>, pois <text:span text:style-name="Source_20_Text">num1</text:span> (10) não é menor que <text:span text:style-name="Source_20_Text">num2</text:span> (5).</text:p>
      <text:p text:style-name="P45"/>
      <text:h text:style-name="P47" text:outline-level="4">Operadores de Magnitude com Igualdade: Maior/Menor ou Igual</text:h>
      <text:p text:style-name="P48"/>
      <text:p text:style-name="P49"><text:span text:style-name="Source_20_Text"><text:span text:style-name="T5">&gt;=</text:span></text:span> <text:span text:style-name="T5">(Maior ou igual a)</text:span> Este operador avalia uma lógica dupla. A expressão <text:span text:style-name="Source_20_Text">console.log(num1 &gt;= num3)</text:span> resulta em <text:span text:style-name="Source_20_Text">true</text:span> porque a pergunta é "maior <text:span text:style-name="T5">OU</text:span> igual?". Embora <text:span text:style-name="Source_20_Text">num1</text:span> (10) não seja <text:span text:style-name="T6">maior</text:span> que <text:span text:style-name="Source_20_Text">num3</text:span> (10), a condição de ser <text:span text:style-name="T6">igual</text:span> é satisfeita, tornando a expressão inteira verdadeira.</text:p>
      <text:p text:style-name="P49"/>
      <text:p text:style-name="P49"><text:span text:style-name="Source_20_Text"><text:span text:style-name="T5">&lt;=</text:span></text:span> <text:span text:style-name="T5">(Menor ou igual a)</text:span> De forma semelhante, este operador retorna <text:span text:style-name="Source_20_Text">true</text:span> se o valor à esquerda for menor <text:span text:style-name="T5">OU</text:span> igual ao da direita. No exemplo <text:span text:style-name="Source_20_Text">console.log(num1 &lt;= num3)</text:span>, a expressão é <text:span text:style-name="Source_20_Text">true</text:span> porque, ainda que <text:span text:style-name="Source_20_Text">num1</text:span> (10) não seja menor que <text:span text:style-name="Source_20_Text">num3</text:span> (10), ele é igual, satisfazendo a condição.</text:p>
      <text:p text:style-name="P45"/>
      <text:h text:style-name="P47" text:outline-level="4">Operadores de Comparação e Diferença</text:h>
      <text:p text:style-name="P48"/>
      <text:p text:style-name="P49">Antes de prosseguir, é fundamental diferenciar o operador de atribuição (<text:span text:style-name="Source_20_Text">=</text:span>) do de comparação (<text:span text:style-name="Source_20_Text">==</text:span>). Um único sinal de igual (<text:span text:style-name="Source_20_Text">=</text:span>) <text:span text:style-name="T6">atribui</text:span> um valor a uma variável. Um sinal duplo de igual (<text:span text:style-name="Source_20_Text">==</text:span>) <text:span text:style-name="T6">compara</text:span> dois valores para verificar se são iguais.</text:p>
      <text:p text:style-name="P49"><text:soft-page-break/></text:p>
      <text:p text:style-name="P49"><text:span text:style-name="Source_20_Text"><text:span text:style-name="T5">==</text:span></text:span> <text:span text:style-name="T5">(Igual a)</text:span> Este operador compara dois valores para verificar se são iguais. A expressão <text:span text:style-name="Source_20_Text">console.log(num1 == num3)</text:span> retorna <text:span text:style-name="Source_20_Text">true</text:span> porque <text:span text:style-name="Source_20_Text">num1</text:span> (10) e <text:span text:style-name="Source_20_Text">num3</text:span> (10) possuem o mesmo valor.</text:p>
      <text:p text:style-name="P49"/>
      <text:p text:style-name="P49"><text:span text:style-name="Source_20_Text"><text:span text:style-name="T5">!=</text:span></text:span> <text:span text:style-name="T5">(Diferente de)</text:span> Este operador verifica se dois valores são diferentes. Como <text:span text:style-name="Source_20_Text">num1</text:span> e <text:span text:style-name="Source_20_Text">num3</text:span> são iguais, a afirmação de que são diferentes é falsa, e o exemplo <text:span text:style-name="Source_20_Text">console.log(num1 != num3)</text:span> retorna <text:span text:style-name="Source_20_Text">false</text:span>.</text:p>
      <text:p text:style-name="P45"/>
      <text:h text:style-name="P31" text:outline-level="4">Esclarecendo a Confusão: Negação Lógica (<text:span text:style-name="Source_20_Text">!</text:span>) vs. Desigualdade (<text:span text:style-name="Source_20_Text">!=</text:span>)</text:h>
      <text:p text:style-name="P7"/>
      <text:p text:style-name="P45">Um ponto crucial que frequentemente confunde novos desenvolvedores é a diferença entre o operador de negação lógica (<text:span text:style-name="Source_20_Text">!</text:span>) e o operador de desigualdade (<text:span text:style-name="Source_20_Text">!=</text:span>). Eles servem a propósitos fundamentalmente distintos. O operador de desigualdade (<text:span text:style-name="Source_20_Text">!=</text:span>) é um operador <text:span text:style-name="T5">binário</text:span>, o que significa que ele compara <text:span text:style-name="T5">dois valores</text:span> para ver se são diferentes (ex: <text:span text:style-name="Source_20_Text">valorA != valorB</text:span>).</text:p>
      <text:p text:style-name="P45">Em contraste, o operador de negação lógica (<text:span text:style-name="Source_20_Text">!</text:span>), também chamado de "NOT", é um operador <text:span text:style-name="T5">unário</text:span>. Ele não compara dois valores; em vez disso, ele atua sobre um <text:span text:style-name="T5">único resultado booleano</text:span>, invertendo-o. Se uma expressão resulta em <text:span text:style-name="Source_20_Text">true</text:span>, o <text:span text:style-name="Source_20_Text">!</text:span> a converte para <text:span text:style-name="Source_20_Text">false</text:span>, e vice-versa. No exemplo da aula, <text:span text:style-name="Source_20_Text">console.log(!(num1 == num3))</text:span>, a lógica ocorre em duas etapas. Primeiro, a expressão interna <text:span text:style-name="Source_20_Text">(num1 == num3)</text:span> é avaliada e retorna <text:span text:style-name="Source_20_Text">true</text:span>. Em seguida, o operador <text:span text:style-name="Source_20_Text">!</text:span> é aplicado a esse resultado <text:span text:style-name="Source_20_Text">true</text:span>, invertendo-o para <text:span text:style-name="Source_20_Text">false</text:span>. Ele atua sobre a <text:span text:style-name="T6">conclusão</text:span> da comparação, não como parte dela. A seguir, uma tabela resume todos os operadores abordados para facilitar a consulta.</text:p>
      <text:p text:style-name="P45"/>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51">Operador</text:p>
          </table:table-cell>
          <table:table-cell table:style-name="Tabela4.B1" office:value-type="string">
            <text:p text:style-name="P51">Descrição</text:p>
          </table:table-cell>
          <table:table-cell table:style-name="Tabela4.B1" office:value-type="string">
            <text:p text:style-name="P51">Exemplo de Código da Aula (Resultado)</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que o da direita.</text:p>
          </table:table-cell>
          <table:table-cell table:style-name="Tabela4.B2" office:value-type="string">
            <text:p text:style-name="P51"><text:span text:style-name="Source_20_Text">console.log(num1 &gt; num2)</text:span> (true)</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ou igual ao da direita.</text:p>
          </table:table-cell>
          <table:table-cell table:style-name="Tabela4.B2" office:value-type="string">
            <text:p text:style-name="P51"><text:span text:style-name="Source_20_Text">console.log(num1 &gt;= num3)</text:span> (tru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que o da direita.</text:p>
          </table:table-cell>
          <table:table-cell table:style-name="Tabela4.B2" office:value-type="string">
            <text:p text:style-name="P51"><text:span text:style-name="Source_20_Text">console.log(num1 &lt; num2)</text:span> (fals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ou igual ao da direita.</text:p>
          </table:table-cell>
          <table:table-cell table:style-name="Tabela4.B2" office:value-type="string">
            <text:p text:style-name="P51"><text:span text:style-name="Source_20_Text">console.log(num1 &lt;= num3)</text:span> (true)</text:p>
          </table:table-cell>
        </table:table-row>
        <table:table-row>
          <table:table-cell table:style-name="Tabela4.A2" office:value-type="string">
            <text:p text:style-name="P51"><text:span text:style-name="Source_20_Text">==</text:span></text:p>
          </table:table-cell>
          <table:table-cell table:style-name="Tabela4.B2" office:value-type="string">
            <text:p text:style-name="P51">Verifica se dois valores são iguais.</text:p>
          </table:table-cell>
          <table:table-cell table:style-name="Tabela4.B2" office:value-type="string">
            <text:p text:style-name="P51"><text:span text:style-name="Source_20_Text">console.log(num1 == num3)</text:span> (true)</text:p>
          </table:table-cell>
        </table:table-row>
        <table:table-row>
          <table:table-cell table:style-name="Tabela4.A7" office:value-type="string">
            <text:p text:style-name="P51"><text:span text:style-name="Source_20_Text">!=</text:span></text:p>
          </table:table-cell>
          <table:table-cell table:style-name="Tabela4.B7" office:value-type="string">
            <text:p text:style-name="P51">Verifica se dois valores são diferentes.</text:p>
          </table:table-cell>
          <table:table-cell table:style-name="Tabela4.B7" office:value-type="string">
            <text:p text:style-name="P51"><text:span text:style-name="Source_20_Text">console.log(num1 != num3)</text:span> (false)</text:p>
          </table:table-cell>
        </table:table-row>
      </table:table>
      <text:h text:style-name="P12" text:outline-level="3"/>
      <text:h text:style-name="P12" text:outline-level="3">5. Conclusão: Aplicando a Lógica no Dia a Dia da Programação</text:h>
      <text:p text:style-name="P7"/>
      <text:p text:style-name="P45">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 text:style-name="Source_20_Text">if...else</text:span>) e laços de repetição (<text:span text:style-name="Source_20_Text">for</text:span>, <text:span text:style-name="Source_20_Text">while</text:span>), que serão explorados em aulas futuras. É por meio de comparações que retornam <text:span text:style-name="Source_20_Text">true</text:span> ou <text:span text:style-name="Source_20_Text">false</text:span>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p>
      <text:p text:style-name="P44"/>
      <text:h text:style-name="Heading_20_1"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45">Operadores lógicos são ferramentas fundamentais em JavaScript, utilizadas para controlar o fluxo de um programa ao combinar ou inverter expressões booleanas. Eles permitem a criação de lógicas complexas que formam a base da <text:soft-page-break/>tomada de decisão no código. Este documento resume as funções essenciais dos operadores <text:span text:style-name="Source_20_Text">AND</text:span> (<text:span text:style-name="Source_20_Text">&amp;&amp;</text:span>), <text:span text:style-name="Source_20_Text">OR</text:span> (<text:span text:style-name="Source_20_Text">||</text:span>) e <text:span text:style-name="Source_20_Text">NOT</text:span> (<text:span text:style-name="Source_20_Text">!</text:span>), conforme apresentado na aula.</text:p>
      <text:p text:style-name="P45"/>
      <text:p text:style-name="P45">O propósito central de uma operação lógica é avaliar uma ou mais condições e produzir um único resultado booleano: <text:span text:style-name="Source_20_Text">true</text:span> (verdadeiro) ou <text:span text:style-name="Source_20_Text">false</text:span>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p>
      <text:p text:style-name="P45"/>
      <text:h text:style-name="P12" text:outline-level="3">2. Os Três Operadores Lógicos Essenciais</text:h>
      <text:p text:style-name="P7"/>
      <text:p text:style-name="P45">O JavaScript oferece três operadores lógicos primários, cada um com uma função única para avaliar condições. Compreender seus comportamentos distintos é crucial para construir lógicas robustas e eficientes em qualquer aplicação.</text:p>
      <text:p text:style-name="P45"/>
      <text:h text:style-name="P31" text:outline-level="4">2.1. O Operador <text:span text:style-name="Source_20_Text">AND</text:span> (E) - <text:span text:style-name="Source_20_Text">&amp;&amp;</text:span></text:h>
      <text:p text:style-name="P7"><text:span text:style-name="Source_20_Text"/></text:p>
      <text:p text:style-name="P45">O operador <text:span text:style-name="Source_20_Text">AND</text:span> (<text:span text:style-name="Source_20_Text">&amp;&amp;</text:span>) avalia duas expressões e retorna <text:span text:style-name="Source_20_Text">true</text:span> somente se <text:span text:style-name="T5">ambas</text:span> as expressões forem verdadeiras. É crucial lembrar que esta é a única situação em que o <text:span text:style-name="Source_20_Text">AND</text:span> retorna <text:span text:style-name="Source_20_Text">true</text:span>; qualquer presença de <text:span text:style-name="Source_20_Text">false</text:span> na expressão resultará em <text:span text:style-name="Source_20_Text">false</text:span>. A "Tabela Verdade" a seguir ilustra todos os resultados possíveis para o operador <text:span text:style-name="Source_20_Text">AND</text:span>:</text:p>
      <text:p text:style-name="P45"/>
      <table:table table:name="Tabela5" table:style-name="Tabela5">
        <table:table-column table:style-name="Tabela5.A"/>
        <table:table-column table:style-name="Tabela5.B"/>
        <table:table-row>
          <table:table-cell table:style-name="Tabela5.A1" office:value-type="string">
            <text:p text:style-name="P51">Condições</text:p>
          </table:table-cell>
          <table:table-cell table:style-name="Tabela5.B1" office:value-type="string">
            <text:p text:style-name="P51">Resultado Final</text:p>
          </table:table-cell>
        </table:table-row>
        <table:table-row>
          <table:table-cell table:style-name="Tabela5.A2" office:value-type="string">
            <text:p text:style-name="P51"><text:span text:style-name="Source_20_Text">Verdadeiro &amp;&amp; Verdadeiro</text:span></text:p>
          </table:table-cell>
          <table:table-cell table:style-name="Tabela5.B2" office:value-type="string">
            <text:p text:style-name="P51"><text:span text:style-name="Source_20_Text">true</text:span></text:p>
          </table:table-cell>
        </table:table-row>
        <table:table-row>
          <table:table-cell table:style-name="Tabela5.A2" office:value-type="string">
            <text:p text:style-name="P51"><text:span text:style-name="Source_20_Text">Verdadeiro &amp;&amp; Falso</text:span></text:p>
          </table:table-cell>
          <table:table-cell table:style-name="Tabela5.B2" office:value-type="string">
            <text:p text:style-name="P51"><text:span text:style-name="Source_20_Text">false</text:span></text:p>
          </table:table-cell>
        </table:table-row>
        <table:table-row>
          <table:table-cell table:style-name="Tabela5.A2" office:value-type="string">
            <text:p text:style-name="P51"><text:span text:style-name="Source_20_Text">Falso &amp;&amp; Verdadeiro</text:span></text:p>
          </table:table-cell>
          <table:table-cell table:style-name="Tabela5.B2" office:value-type="string">
            <text:p text:style-name="P51"><text:span text:style-name="Source_20_Text">false</text:span></text:p>
          </table:table-cell>
        </table:table-row>
        <table:table-row>
          <table:table-cell table:style-name="Tabela5.A5" office:value-type="string">
            <text:p text:style-name="P51"><text:span text:style-name="Source_20_Text">Falso &amp;&amp; Falso</text:span></text:p>
          </table:table-cell>
          <table:table-cell table:style-name="Tabela5.B5" office:value-type="string">
            <text:p text:style-name="P51"><text:span text:style-name="Source_20_Text">false</text:span></text:p>
          </table:table-cell>
        </table:table-row>
      </table:table>
      <text:p text:style-name="P45"/>
      <text:p text:style-name="P45">Para ilustrar, vamos testar se <text:span text:style-name="Source_20_Text">N1</text:span> é maior que <text:span text:style-name="Source_20_Text">N2</text:span> <text:span text:style-name="T5">e</text:span>, ao mesmo tempo, se <text:span text:style-name="Source_20_Text">N1</text:span> é maior que <text:span text:style-name="Source_20_Text">N3</text:span>, usando as seguintes variávei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
      <text:p text:style-name="P52"><text:span text:style-name="Source_20_Text">console.log((N1 &gt; N2) &amp;&amp; (N1 &gt; N3)); // Retorna: false</text:span></text:p>
      <text:p text:style-name="P10"><text:span text:style-name="Source_20_Text"/></text:p>
      <text:p text:style-name="P45">Vamos analisar a expressão: a primeira condição, <text:span text:style-name="Source_20_Text">N1 &gt; N2</text:span> (10 &gt; 5), é avaliada como <text:span text:style-name="Source_20_Text">true</text:span>. A segunda, <text:span text:style-name="Source_20_Text">N1 &gt; N3</text:span> (10 &gt; 15), é avaliada como <text:span text:style-name="Source_20_Text">false</text:span>. A operação final se torna <text:span text:style-name="Source_20_Text">true &amp;&amp; false</text:span>, que, de acordo com a regra do <text:span text:style-name="Source_20_Text">AND</text:span>, resulta em <text:span text:style-name="Source_20_Text">false</text:span>.</text:p>
      <text:p text:style-name="P45"/>
      <text:h text:style-name="P31" text:outline-level="4">2.2. O Operador <text:span text:style-name="Source_20_Text">OR</text:span> (OU) - <text:span text:style-name="Source_20_Text">||</text:span></text:h>
      <text:p text:style-name="P7"><text:span text:style-name="Source_20_Text"/></text:p>
      <text:p text:style-name="P45">O operador <text:span text:style-name="Source_20_Text">OR</text:span> (<text:span text:style-name="Source_20_Text">||</text:span>) avalia duas expressões e retorna <text:span text:style-name="Source_20_Text">true</text:span> se <text:span text:style-name="T5">pelo menos uma</text:span> delas for verdadeira. Ele só retornará <text:span text:style-name="Source_20_Text">false</text:span> se ambas as expressões forem falsas. A "Tabela Verdade" para o operador <text:span text:style-name="Source_20_Text">OR</text:span> é a seguinte:</text:p>
      <text:p text:style-name="P45"/>
      <text:p text:style-name="P45"/>
      <text:p text:style-name="P45"/>
      <text:p text:style-name="P45"/>
      <table:table table:name="Tabela6" table:style-name="Tabela6">
        <table:table-column table:style-name="Tabela6.A" table:number-columns-repeated="2"/>
        <text:soft-page-break/>
        <table:table-row>
          <table:table-cell table:style-name="Tabela6.A1" office:value-type="string">
            <text:p text:style-name="P51">Condições</text:p>
          </table:table-cell>
          <table:table-cell table:style-name="Tabela6.B1" office:value-type="string">
            <text:p text:style-name="P51">Resultado Final</text:p>
          </table:table-cell>
        </table:table-row>
        <table:table-row>
          <table:table-cell table:style-name="Tabela6.A2" office:value-type="string">
            <text:p text:style-name="P51"><text:span text:style-name="Source_20_Text">Verdadeiro &amp;&amp; Verdadeir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Verdadeiro &amp;&amp; Fals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Falso &amp;&amp; Verdadeiro</text:span></text:p>
          </table:table-cell>
          <table:table-cell table:style-name="Tabela6.B2" office:value-type="string">
            <text:p text:style-name="P51"><text:span text:style-name="Source_20_Text">true</text:span></text:p>
          </table:table-cell>
        </table:table-row>
        <table:table-row>
          <table:table-cell table:style-name="Tabela6.A5" office:value-type="string">
            <text:p text:style-name="P51"><text:span text:style-name="Source_20_Text">Falso &amp;&amp; Falso</text:span></text:p>
          </table:table-cell>
          <table:table-cell table:style-name="Tabela6.B5" office:value-type="string">
            <text:p text:style-name="P53"><text:span text:style-name="Source_20_Text"><text:span text:style-name="T9">false</text:span></text:span></text:p>
          </table:table-cell>
        </table:table-row>
      </table:table>
      <text:p text:style-name="P45"/>
      <text:p text:style-name="P45">Usando as mesmas variáveis da seção anterior, vamos substituir o operador <text:span text:style-name="Source_20_Text">&amp;&amp;</text:span> por <text:span text:style-name="Source_20_Text">||</text:span>:</text:p>
      <text:p text:style-name="P45"/>
      <text:p text:style-name="P52"><text:span text:style-name="Source_20_Text">console.log((N1 &gt; N2) || (N1 &gt; N3)); // Retorna: true</text:span></text:p>
      <text:p text:style-name="P45"/>
      <text:p text:style-name="P45">Neste caso, embora a segunda condição (<text:span text:style-name="Source_20_Text">N1 &gt; N3</text:span>) ainda seja <text:span text:style-name="Source_20_Text">false</text:span>, a primeira (<text:span text:style-name="Source_20_Text">N1 &gt; N2</text:span>) é <text:span text:style-name="Source_20_Text">true</text:span>. A operação final é <text:span text:style-name="Source_20_Text">true || false</text:span>, que, conforme a regra do <text:span text:style-name="Source_20_Text">OR</text:span>, resulta em <text:span text:style-name="Source_20_Text">true</text:span>.</text:p>
      <text:p text:style-name="P45"/>
      <text:h text:style-name="P31" text:outline-level="4">2.3. O Operador <text:span text:style-name="Source_20_Text">NOT</text:span> (NÃO) - <text:span text:style-name="Source_20_Text">!</text:span></text:h>
      <text:p text:style-name="P7"><text:span text:style-name="Source_20_Text"/></text:p>
      <text:p text:style-name="P45">O operador <text:span text:style-name="Source_20_Text">NOT</text:span> (<text:span text:style-name="Source_20_Text">!</text:span>) é um operador de negação ou inversão. Sua única função é inverter um valor booleano: o que é <text:span text:style-name="Source_20_Text">true</text:span> se torna <text:span text:style-name="Source_20_Text">false</text:span>, e o que é <text:span text:style-name="Source_20_Text">false</text:span> se torna <text:span text:style-name="Source_20_Text">true</text:span>. Usando as mesmas variáveis, vamos aplicar o operador <text:span text:style-name="Source_20_Text">NOT</text:span> ao resultado da expressão <text:span text:style-name="Source_20_Text">OR</text:span> do exemplo anterior. Sabemos que <text:span text:style-name="Source_20_Text">(N1 &gt; N2) || (N1 &gt; N3)</text:span> resulta em <text:span text:style-name="Source_20_Text">true</text:span>. Ao aplicar a negação, o resultado é invertido:</text:p>
      <text:p text:style-name="P45"/>
      <text:p text:style-name="P54"><text:span text:style-name="Source_20_Text">console.log(!((N1 &gt; N2) || (N1 &gt; N3))); // Retorna: false</text:span></text:p>
      <text:p text:style-name="P10"><text:span text:style-name="Source_20_Text"/></text:p>
      <text:p text:style-name="P45">A expressão interna <text:span text:style-name="Source_20_Text">(N1 &gt; N2) || (N1 &gt; N3)</text:span> é avaliada primeiro, resultando em <text:span text:style-name="Source_20_Text">true</text:span>. Em seguida, o operador <text:span text:style-name="Source_20_Text">NOT</text:span> é aplicado a esse resultado (<text:span text:style-name="Source_20_Text">!(true)</text:span>), invertendo-o para <text:span text:style-name="Source_20_Text">false</text:span>. Compreendidos individualmente, o poder real desses operadores se manifesta quando os aplicamos para governar o fluxo do programa dentro de estruturas de controle, como será demonstrado a seguir.</text:p>
      <text:p text:style-name="P45"/>
      <text:h text:style-name="P12" text:outline-level="3">3. Aplicação Prática em Estruturas Condicionais</text:h>
      <text:p text:style-name="P7"/>
      <text:p text:style-name="P45">O principal caso de uso para operadores lógicos é dentro de estruturas de controle, como a declaração <text:span text:style-name="Source_20_Text">if</text:span>. Elas permitem que o programa execute blocos de código distintos com base no resultado de avaliações lógicas complexas, tornando o software mais dinâmico e inteligente.</text:p>
      <text:p text:style-name="P45"/>
      <text:p text:style-name="P45"><text:span text:style-name="T5">Análise de Exemplo com </text:span><text:span text:style-name="Source_20_Text"><text:span text:style-name="T5">if</text:span></text:span> <text:span text:style-name="T5">e </text:span><text:span text:style-name="Source_20_Text"><text:span text:style-name="T5">AND</text:span></text:span></text:p>
      <text:p text:style-name="P45"><text:span text:style-name="Source_20_Text"><text:span text:style-name="T5"/></text:span></text:p>
      <text:p text:style-name="P45">No exemplo abaixo, o bloco de código dentro do <text:span text:style-name="Source_20_Text">if</text:span> só será executado se ambas as condições, unidas pelo operador <text:span text:style-name="Source_20_Text">&amp;&amp;</text:span>, forem verdadeira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text:span text:style-name="Source_20_Text">let N4 = 2;</text:span></text:p>
      <text:p text:style-name="P52"/>
      <text:p text:style-name="P52"><text:soft-page-break/><text:span text:style-name="Source_20_Text">if ((N1 &gt; N2) &amp;&amp; (N3 &gt; N4)) {</text:span></text:p>
      <text:p text:style-name="P52"><text:span text:style-name="Source_20_Text"><text:s text:c="2"/>console.log("verdadeiro");</text:span></text:p>
      <text:p text:style-name="P52"><text:span text:style-name="Source_20_Text">} else {</text:span></text:p>
      <text:p text:style-name="P52"><text:span text:style-name="Source_20_Text"><text:s text:c="2"/>console.log("falso");</text:span></text:p>
      <text:p text:style-name="P52"><text:span text:style-name="Source_20_Text">}</text:span></text:p>
      <text:p text:style-name="P10"><text:span text:style-name="Source_20_Text"/></text:p>
      <text:p text:style-name="P45">Vamos detalhar como o JavaScript avalia esta condição passo a passo:</text:p>
      <text:p text:style-name="P45"/>
      <text:list text:style-name="L9">
        <text:list-item>
          <text:p text:style-name="P55">A primeira condição, <text:span text:style-name="Source_20_Text">N1 &gt; N2</text:span> (10 &gt; 5), é avaliada como <text:span text:style-name="Source_20_Text">true</text:span>.</text:p>
        </text:list-item>
        <text:list-item>
          <text:p text:style-name="P55">A segunda condição, <text:span text:style-name="Source_20_Text">N3 &gt; N4</text:span> (15 &gt; 2), também é avaliada como <text:span text:style-name="Source_20_Text">true</text:span>.</text:p>
        </text:list-item>
        <text:list-item>
          <text:p text:style-name="P55">A operação lógica <text:span text:style-name="Source_20_Text">true &amp;&amp; true</text:span> resulta em <text:span text:style-name="Source_20_Text">true</text:span>.</text:p>
        </text:list-item>
        <text:list-item>
          <text:p text:style-name="P55">Como a condição geral do <text:span text:style-name="Source_20_Text">if</text:span> é verdadeira, o código dentro de seu bloco é executado, imprimindo "verdadeiro" no console.</text:p>
        </text:list-item>
      </text:list>
      <text:p text:style-name="P56"/>
      <text:p text:style-name="P45"><text:span text:style-name="T5">Demonstração do Impacto da Negação (</text:span><text:span text:style-name="Source_20_Text"><text:span text:style-name="T5">NOT</text:span></text:span><text:span text:style-name="T5">)</text:span></text:p>
      <text:p text:style-name="P56"/>
      <text:p text:style-name="P45">Agora, vamos modificar a expressão aplicando o operador <text:span text:style-name="Source_20_Text">NOT</text:span> à primeira condição para observar como o fluxo do programa é alterado.</text:p>
      <text:p text:style-name="P45"/>
      <text:p text:style-name="P54"><text:span text:style-name="Source_20_Text">if (!(N1 &gt; N2) &amp;&amp; (N3 &gt; N4)) {</text:span></text:p>
      <text:p text:style-name="P54"><text:span text:style-name="Source_20_Text"><text:s text:c="2"/>console.log("verdadeiro");</text:span></text:p>
      <text:p text:style-name="P54"><text:span text:style-name="Source_20_Text">} else {</text:span></text:p>
      <text:p text:style-name="P54"><text:span text:style-name="Source_20_Text"><text:s text:c="2"/>console.log("falso");</text:span></text:p>
      <text:p text:style-name="P54"><text:span text:style-name="Source_20_Text">}</text:span></text:p>
      <text:p text:style-name="P10"><text:span text:style-name="Source_20_Text"/></text:p>
      <text:p text:style-name="P45">Agora, vamos analisar o impacto dessa negação na lógica:</text:p>
      <text:p text:style-name="P45"/>
      <text:list text:style-name="L10">
        <text:list-item>
          <text:p text:style-name="P57">A condição <text:span text:style-name="Source_20_Text">N1 &gt; N2</text:span> (10 &gt; 5) ainda resulta em <text:span text:style-name="Source_20_Text">true</text:span>.</text:p>
        </text:list-item>
        <text:list-item>
          <text:p text:style-name="P57">O operador <text:span text:style-name="Source_20_Text">NOT</text:span> inverte esse resultado: <text:span text:style-name="Source_20_Text">!(true)</text:span> se torna <text:span text:style-name="Source_20_Text">false</text:span>.</text:p>
        </text:list-item>
        <text:list-item>
          <text:p text:style-name="P57">A segunda condição, <text:span text:style-name="Source_20_Text">N3 &gt; N4</text:span>, permanece <text:span text:style-name="Source_20_Text">true</text:span>.</text:p>
        </text:list-item>
        <text:list-item>
          <text:p text:style-name="P57">A operação lógica final se torna <text:span text:style-name="Source_20_Text">false &amp;&amp; true</text:span>, que resulta em <text:span text:style-name="Source_20_Text">false</text:span>.</text:p>
        </text:list-item>
        <text:list-item>
          <text:p text:style-name="P57">Como a condição geral do <text:span text:style-name="Source_20_Text">if</text:span> é falsa, o programa ignora o primeiro bloco e executa o código dentro do <text:span text:style-name="Source_20_Text">else</text:span>, imprimindo "falso".</text:p>
        </text:list-item>
      </text:list>
      <text:p text:style-name="P45"/>
      <text:p text:style-name="P45">Estes exemplos demonstram o poder prático dos operadores lógicos para direcionar com precisão o comportamento de um programa.</text:p>
      <text:p text:style-name="P45"/>
      <text:h text:style-name="P12" text:outline-level="3">4. Pontos-Chave e Conclusão</text:h>
      <text:p text:style-name="P7"/>
      <text:p text:style-name="P45">Esta seção final resume os conceitos mais críticos da aula sobre operadores lógicos em um formato claro e conciso para facilitar a retenção do conhecimento.</text:p>
      <text:p text:style-name="P45"/>
      <text:list text:style-name="L11">
        <text:list-item>
          <text:p text:style-name="P58"><text:span text:style-name="T5">Operadores Lógicos:</text:span> O JavaScript utiliza <text:span text:style-name="Source_20_Text">&amp;&amp;</text:span> (E), <text:span text:style-name="Source_20_Text">||</text:span> (OU), e <text:span text:style-name="Source_20_Text">!</text:span> (NÃO) para combinar ou inverter resultados booleanos.</text:p>
        </text:list-item>
        <text:list-item>
          <text:p text:style-name="P58"><text:span text:style-name="T5">Retorno Booleano:</text:span> O resultado de qualquer operação lógica é sempre <text:span text:style-name="Source_20_Text">true</text:span> ou <text:span text:style-name="Source_20_Text">false</text:span>.</text:p>
        </text:list-item>
        <text:list-item>
          <text:p text:style-name="P58"><text:span text:style-name="T5">Regra do </text:span><text:span text:style-name="Source_20_Text"><text:span text:style-name="T5">AND</text:span></text:span> <text:span text:style-name="T5">(</text:span><text:span text:style-name="Source_20_Text"><text:span text:style-name="T5">&amp;&amp;</text:span></text:span><text:span text:style-name="T5">):</text:span> Só retorna <text:span text:style-name="Source_20_Text">true</text:span> se <text:span text:style-name="T5">ambas</text:span> as condições forem verdadeiras.</text:p>
        </text:list-item>
        <text:list-item>
          <text:p text:style-name="P58"><text:span text:style-name="T5">Regra do </text:span><text:span text:style-name="Source_20_Text"><text:span text:style-name="T5">OR</text:span></text:span> <text:span text:style-name="T5">(</text:span><text:span text:style-name="Source_20_Text"><text:span text:style-name="T5">||</text:span></text:span><text:span text:style-name="T5">):</text:span> Retorna <text:span text:style-name="Source_20_Text">true</text:span> se <text:span text:style-name="T5">pelo menos uma</text:span> das condições for verdadeira.</text:p>
        </text:list-item>
        <text:list-item>
          <text:p text:style-name="P58"><text:soft-page-break/><text:span text:style-name="T5">Regra do </text:span><text:span text:style-name="Source_20_Text"><text:span text:style-name="T5">NOT</text:span></text:span> <text:span text:style-name="T5">(</text:span><text:span text:style-name="Source_20_Text"><text:span text:style-name="T5">!</text:span></text:span><text:span text:style-name="T5">):</text:span> <text:span text:style-name="T5">Inverte</text:span> o valor booleano de uma expressão (de <text:span text:style-name="Source_20_Text">true</text:span> para <text:span text:style-name="Source_20_Text">false</text:span> e vice-versa).</text:p>
        </text:list-item>
        <text:list-item>
          <text:p text:style-name="P58"><text:span text:style-name="T5">Aplicação Principal:</text:span> São usados extensivamente em estruturas de controle como <text:span text:style-name="Source_20_Text">if</text:span> para tomar decisões e direcionar o fluxo do código.</text:p>
        </text:list-item>
      </text:list>
      <text:p text:style-name="P44"/>
      <text:h text:style-name="Heading_20_1" text:outline-level="1"><text:bookmark-start text:name="__RefHeading___Toc2249_3828932059"/>Operadores Bitwise em JavaScript<text:bookmark-end text:name="__RefHeading___Toc2249_3828932059"/></text:h>
      <text:p text:style-name="P59"/>
      <text:p text:style-name="P59">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59"/>
      <text:h text:style-name="P60" text:outline-level="2"><text:span text:style-name="T10">1.0 </text:span>Operadores Lógicos Bit a Bit</text:h>
      <text:p text:style-name="P61"/>
      <text:p text:style-name="P59">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62" text:outline-level="3"><text:span text:style-name="T10">1.1 </text:span>Operador AND (<text:span text:style-name="Source_20_Text">&amp;</text:span>)</text:h>
      <text:p text:style-name="P61"/>
      <text:p text:style-name="P59">O operador AND (<text:span text:style-name="Source_20_Text">&amp;</text:span>) compara dois números bit a bit e retorna <text:span text:style-name="Source_20_Text">1</text:span> em uma posição somente se os bits correspondentes em <text:span text:style-name="T6">ambos</text:span> os operandos forem <text:span text:style-name="Source_20_Text">1</text:span>. Em todos os outros casos, o resultado é <text:span text:style-name="Source_20_Text">0</text:span>. Esta operação é a aplicação direta da tabela verdade do "E" lógico em nível de bit. O exemplo <text:span text:style-name="Source_20_Text">10 &amp; 11</text:span> demonstra essa regra, resultando no valor decimal <text:span text:style-name="Source_20_Text">10</text:span>.</text:p>
      <text:p text:style-name="P59"/>
      <table:table table:name="Tabela7" table:style-name="Tabela7">
        <table:table-column table:style-name="Tabela7.A" table:number-columns-repeated="3"/>
        <table:table-row>
          <table:table-cell table:style-name="Tabela7.A1" office:value-type="string">
            <text:p text:style-name="P63">Operação: <text:span text:style-name="Source_20_Text">10 &amp; 11</text:span></text:p>
          </table:table-cell>
          <table:table-cell table:style-name="Tabela7.B1" office:value-type="string">
            <text:p text:style-name="P63">Decimal</text:p>
          </table:table-cell>
          <table:table-cell table:style-name="Tabela7.B1" office:value-type="string">
            <text:p text:style-name="P63">Binário</text:p>
          </table:table-cell>
        </table:table-row>
        <table:table-row>
          <table:table-cell table:style-name="Tabela7.A2" office:value-type="string">
            <text:p text:style-name="P63">Operando 1</text:p>
          </table:table-cell>
          <table:table-cell table:style-name="Tabela7.B2" office:value-type="string">
            <text:p text:style-name="P63">10</text:p>
          </table:table-cell>
          <table:table-cell table:style-name="Tabela7.B2" office:value-type="string">
            <text:p text:style-name="P63"><text:span text:style-name="Source_20_Text">1010</text:span></text:p>
          </table:table-cell>
        </table:table-row>
        <table:table-row>
          <table:table-cell table:style-name="Tabela7.A2" office:value-type="string">
            <text:p text:style-name="P63">Operando 2</text:p>
          </table:table-cell>
          <table:table-cell table:style-name="Tabela7.B2" office:value-type="string">
            <text:p text:style-name="P63">11</text:p>
          </table:table-cell>
          <table:table-cell table:style-name="Tabela7.B2" office:value-type="string">
            <text:p text:style-name="P63"><text:span text:style-name="Source_20_Text">1011</text:span></text:p>
          </table:table-cell>
        </table:table-row>
        <table:table-row>
          <table:table-cell table:style-name="Tabela7.A2" office:value-type="string">
            <text:p text:style-name="P64">Comparação Bit a Bit</text:p>
          </table:table-cell>
          <table:table-cell table:style-name="Tabela7.B2" office:value-type="string">
            <text:p text:style-name="P65"/>
          </table:table-cell>
          <table:table-cell table:style-name="Tabela7.B2" office:value-type="string">
            <text:p text:style-name="P63"><text:span text:style-name="Source_20_Text">1&amp;1=1</text:span> <text:span text:style-name="Source_20_Text">0&amp;0=0</text:span> <text:span text:style-name="Source_20_Text">1&amp;1=1</text:span> <text:span text:style-name="Source_20_Text">0&amp;1=0</text:span></text:p>
          </table:table-cell>
        </table:table-row>
        <table:table-row>
          <table:table-cell table:style-name="Tabela7.A5" office:value-type="string">
            <text:p text:style-name="P64">Resultado</text:p>
          </table:table-cell>
          <table:table-cell table:style-name="Tabela7.B5" office:value-type="string">
            <text:p text:style-name="P64">10</text:p>
          </table:table-cell>
          <table:table-cell table:style-name="Tabela7.B5" office:value-type="string">
            <text:p text:style-name="P63"><text:span text:style-name="Source_20_Text"><text:span text:style-name="T5">1010</text:span></text:span></text:p>
          </table:table-cell>
        </table:table-row>
      </table:table>
      <text:h text:style-name="P62" text:outline-level="3"/>
      <text:h text:style-name="P66" text:outline-level="3"><text:span text:style-name="T10">1.2 </text:span>Operador OR (<text:span text:style-name="Source_20_Text">|</text:span>)</text:h>
      <text:p text:style-name="P61"/>
      <text:p text:style-name="P59">O operador OR (<text:span text:style-name="Source_20_Text">|</text:span>), também conhecido como "OU Inclusivo", retorna <text:span text:style-name="Source_20_Text">1</text:span> em uma posição de bit se <text:span text:style-name="T6">pelo menos um</text:span> dos bits correspondentes nos operandos for <text:span text:style-name="Source_20_Text">1</text:span>. O resultado só será <text:span text:style-name="Source_20_Text">0</text:span> se ambos os bits forem <text:span text:style-name="Source_20_Text">0</text:span>, o que corresponde à tabela verdade do "OU" lógico. A operação <text:span text:style-name="Source_20_Text">10 | 11</text:span> ilustra este comportamento, resultando no valor <text:span text:style-name="Source_20_Text">11</text:span>.</text:p>
      <text:p text:style-name="P59"/>
      <text:h text:style-name="P62" text:outline-level="3"><text:span text:style-name="T10">1.3 </text:span>Operador XOR ou "OU Exclusivo" (<text:span text:style-name="Source_20_Text">^</text:span>)</text:h>
      <text:p text:style-name="P61"/>
      <text:p text:style-name="P59">O operador XOR (<text:span text:style-name="Source_20_Text">^</text:span>) retorna <text:span text:style-name="Source_20_Text">1</text:span> somente quando os bits correspondentes são <text:span text:style-name="T6">diferentes</text:span> (um é <text:span text:style-name="Source_20_Text">0</text:span> e o outro é <text:span text:style-name="Source_20_Text">1</text:span>). Se os bits forem iguais (ambos <text:span text:style-name="Source_20_Text">0</text:span> ou ambos <text:span text:style-name="Source_20_Text">1</text:span>), ele retorna <text:span text:style-name="Source_20_Text">0</text:span>. O exemplo <text:span text:style-name="Source_20_Text">13 ^ 14</text:span> ilustra perfeitamente essa regra de exclusividade, resultando no valor decimal <text:span text:style-name="Source_20_Text">3</text:span>.</text:p>
      <text:p text:style-name="P59"/>
      <text:p text:style-name="P59"/>
      <table:table table:name="Tabela8" table:style-name="Tabela8">
        <table:table-column table:style-name="Tabela8.A" table:number-columns-repeated="3"/>
        <text:soft-page-break/>
        <table:table-row>
          <table:table-cell table:style-name="Tabela8.A1" office:value-type="string">
            <text:p text:style-name="P63">Operação: <text:span text:style-name="Source_20_Text">13 ^ 14</text:span></text:p>
          </table:table-cell>
          <table:table-cell table:style-name="Tabela8.B1" office:value-type="string">
            <text:p text:style-name="P63">Decimal</text:p>
          </table:table-cell>
          <table:table-cell table:style-name="Tabela8.B1" office:value-type="string">
            <text:p text:style-name="P63">Binário</text:p>
          </table:table-cell>
        </table:table-row>
        <table:table-row>
          <table:table-cell table:style-name="Tabela8.A2" office:value-type="string">
            <text:p text:style-name="P63">Operando 1</text:p>
          </table:table-cell>
          <table:table-cell table:style-name="Tabela8.B2" office:value-type="string">
            <text:p text:style-name="P63">13</text:p>
          </table:table-cell>
          <table:table-cell table:style-name="Tabela8.B2" office:value-type="string">
            <text:p text:style-name="P63"><text:span text:style-name="Source_20_Text">1101</text:span></text:p>
          </table:table-cell>
        </table:table-row>
        <table:table-row>
          <table:table-cell table:style-name="Tabela8.A2" office:value-type="string">
            <text:p text:style-name="P63">Operando 2</text:p>
          </table:table-cell>
          <table:table-cell table:style-name="Tabela8.B2" office:value-type="string">
            <text:p text:style-name="P63">14</text:p>
          </table:table-cell>
          <table:table-cell table:style-name="Tabela8.B2" office:value-type="string">
            <text:p text:style-name="P63"><text:span text:style-name="Source_20_Text">1110</text:span></text:p>
          </table:table-cell>
        </table:table-row>
        <table:table-row>
          <table:table-cell table:style-name="Tabela8.A2" office:value-type="string">
            <text:p text:style-name="P64">Comparação Bit a Bit</text:p>
          </table:table-cell>
          <table:table-cell table:style-name="Tabela8.B2" office:value-type="string">
            <text:p text:style-name="P65"/>
          </table:table-cell>
          <table:table-cell table:style-name="Tabela8.B2" office:value-type="string">
            <text:p text:style-name="P63"><text:span text:style-name="Source_20_Text">1^1=0</text:span> <text:span text:style-name="Source_20_Text">1^1=0</text:span> <text:span text:style-name="Source_20_Text">0^1=1</text:span> <text:span text:style-name="Source_20_Text">1^0=1</text:span></text:p>
          </table:table-cell>
        </table:table-row>
        <table:table-row>
          <table:table-cell table:style-name="Tabela8.A5" office:value-type="string">
            <text:p text:style-name="P64">Resultado</text:p>
          </table:table-cell>
          <table:table-cell table:style-name="Tabela8.B5" office:value-type="string">
            <text:p text:style-name="P64">3</text:p>
          </table:table-cell>
          <table:table-cell table:style-name="Tabela8.B5" office:value-type="string">
            <text:p text:style-name="P63"><text:span text:style-name="Source_20_Text"><text:span text:style-name="T5">0011</text:span></text:span></text:p>
          </table:table-cell>
        </table:table-row>
      </table:table>
      <text:p text:style-name="P59"/>
      <text:p text:style-name="P59">Após explorar como comparar bits, vamos agora analisar os operadores que, em vez de comparar, manipulam a posição dos bits dentro de um número.</text:p>
      <text:p text:style-name="P59"/>
      <text:h text:style-name="P60" text:outline-level="2"><text:span text:style-name="T10">2.0 </text:span>Operadores de Deslocamento de Bits (Bit Shift)</text:h>
      <text:p text:style-name="P61"/>
      <text:p text:style-name="P59">Os operadores de deslocamento, <text:span text:style-name="Source_20_Text">&lt;&lt;</text:span> (deslocamento para a esquerda) e <text:span text:style-name="Source_20_Text">&gt;&gt;</text:span>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p>
      <text:p text:style-name="P59"/>
      <text:h text:style-name="P62" text:outline-level="3"><text:span text:style-name="T10">2.1 </text:span>Deslocamento para a Esquerda (<text:span text:style-name="Source_20_Text">&lt;&lt;</text:span>)</text:h>
      <text:p text:style-name="P61"/>
      <text:p text:style-name="P59">O operador <text:span text:style-name="Source_20_Text">&lt;&lt;</text:span> move todos os bits de um número para a esquerda em um número especificado de posições. Os bits existentes são movidos para a esquerda, e a nova posição mais à direita (o bit menos significativo) é preenchida com um <text:span text:style-name="Source_20_Text">0</text:span>. A consequência direta de deslocar os bits uma posição para a esquerda (<text:span text:style-name="Source_20_Text">&lt;&lt; 1</text:span>) é a multiplicação do valor original por 2. Por exemplo, <text:span text:style-name="Source_20_Text">10 &lt;&lt; 1</text:span> resulta em <text:span text:style-name="Source_20_Text">20</text:span>. De forma geral, deslocar N bits para a esquerda (<text:span text:style-name="Source_20_Text">&lt;&lt; N</text:span>) é uma forma otimizada de multiplicar o número por 2 elevado à N-ésima potência (2^N).</text:p>
      <text:p text:style-name="P59">A operação <text:span text:style-name="Source_20_Text">25 &lt;&lt; 1</text:span> resulta em <text:span text:style-name="Source_20_Text">50</text:span>, conforme a seguinte transformação binária:</text:p>
      <text:p text:style-name="P59"/>
      <text:list text:style-name="L12">
        <text:list-item>
          <text:p text:style-name="P67"><text:span text:style-name="T5">25 (Decimal):</text:span> <text:span text:style-name="Source_20_Text">11001</text:span></text:p>
        </text:list-item>
        <text:list-item>
          <text:p text:style-name="P67"><text:span text:style-name="T5">Deslocando 1 bit à esquerda:</text:span> <text:span text:style-name="Source_20_Text">110010</text:span></text:p>
        </text:list-item>
        <text:list-item>
          <text:p text:style-name="P67"><text:span text:style-name="T5">Resultado (Decimal):</text:span> <text:span text:style-name="Source_20_Text">50</text:span></text:p>
        </text:list-item>
      </text:list>
      <text:h text:style-name="P62" text:outline-level="3"/>
      <text:h text:style-name="P62" text:outline-level="3"><text:span text:style-name="T10">2.2 </text:span>Deslocamento para a Direita (<text:span text:style-name="Source_20_Text">&gt;&gt;</text:span>)</text:h>
      <text:p text:style-name="P61"/>
      <text:p text:style-name="P59">De forma oposta, o operador <text:span text:style-name="Source_20_Text">&gt;&gt;</text:span> move todos os bits para a direita. Nessa operação, o bit mais à direita é descartado, e uma nova posição é adicionada à esquerda, preenchida com um <text:span text:style-name="Source_20_Text">0</text:span> (para números positivos). Deslocar os bits uma posição para a direita (<text:span text:style-name="Source_20_Text">&gt;&gt; 1</text:span>) equivale a realizar uma divisão inteira do valor por 2. De forma geral, deslocar N bits para a direita (<text:span text:style-name="Source_20_Text">&gt;&gt; N</text:span>) equivale a uma divisão inteira por 2^N.</text:p>
      <text:p text:style-name="P59">O exemplo <text:span text:style-name="Source_20_Text">30 &gt;&gt; 1</text:span> demonstra isso, resultando em <text:span text:style-name="Source_20_Text">15</text:span>. A operação sobre o número 30 (<text:span text:style-name="Source_20_Text">11110</text:span>) mostra como o bit mais à direita é removido:</text:p>
      <text:p text:style-name="P59"/>
      <text:list text:style-name="L13">
        <text:list-item>
          <text:p text:style-name="P68"><text:span text:style-name="T5">30 (Decimal):</text:span> <text:span text:style-name="Source_20_Text">11110</text:span></text:p>
        </text:list-item>
        <text:list-item>
          <text:p text:style-name="P68"><text:span text:style-name="T5">Deslocando 1 bit à direita:</text:span> <text:span text:style-name="Source_20_Text">1111</text:span></text:p>
        </text:list-item>
        <text:list-item>
          <text:p text:style-name="P68"><text:span text:style-name="T5">Resultado (Decimal):</text:span> <text:span text:style-name="Source_20_Text">15</text:span></text:p>
        </text:list-item>
      </text:list>
      <text:h text:style-name="P60" text:outline-level="2"/>
      <text:h text:style-name="P60" text:outline-level="2"><text:span text:style-name="T10">3.0 </text:span>Conclusão: A Relevância Prática dos Operadores Bitwise</text:h>
      <text:p text:style-name="P61"/>
      <text:p text:style-name="P59">A aula demonstrou que os operadores bitwise, embora operem em um nível baixo de abstração, oferecem soluções elegantes e de alta performance para problemas comuns. Os operadores lógicos (<text:span text:style-name="Source_20_Text">&amp;</text:span>, <text:span text:style-name="Source_20_Text">|</text:span>, <text:span text:style-name="Source_20_Text">^</text:span>) permitem comparações complexas bit a bit, enquanto os operadores de deslocamento (<text:span text:style-name="Source_20_Text">&lt;&lt;</text:span>, <text:span text:style-name="Source_20_Text">&gt;&gt;</text:span>) fornecem um método extremamente eficiente para multiplicar e dividir números inteiros por potências de dois. Conforme a mensagem central do instrutor, <text:soft-page-break/>compreender e saber aplicar esses operadores é um diferencial importante. Dominar esses conceitos é um passo fundamental no caminho para se tornar um programador JavaScript profissional e completo, capaz de escrever código não apenas funcional, mas também otimizado.</text:p>
      <text:h text:style-name="P69" text:outline-level="1"/>
      <text:h text:style-name="Heading_20_1" text:outline-level="1"><text:bookmark-start text:name="__RefHeading___Toc2251_3828932059"/>Operadores de Incremento, Decremento e Outras Operações Unárias em JavaScript<text:bookmark-end text:name="__RefHeading___Toc2251_3828932059"/></text:h>
      <text:p text:style-name="Text_20_body"/>
      <text:h text:style-name="P12" text:outline-level="3">1. Introdução: A Importância dos Operadores no JavaScript</text:h>
      <text:p text:style-name="P7"/>
      <text:p text:style-name="P45">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45"/>
      <text:h text:style-name="P12" text:outline-level="3">2. Operadores de Incremento (<text:span text:style-name="Source_20_Text">++</text:span>): A Distinção Crucial entre Pré e Pós</text:h>
      <text:p text:style-name="P7"/>
      <text:p text:style-name="P45">O operador de incremento (<text:span text:style-name="Source_20_Text">++</text:span>)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p>
      <text:p text:style-name="P45"/>
      <text:h text:style-name="P31" text:outline-level="4">2.1. Pós-Incremento (<text:span text:style-name="Source_20_Text">n++</text:span>): Usar, Depois Incrementar</text:h>
      <text:p text:style-name="P7"/>
      <text:p text:style-name="P45">A regra do pós-incremento é: a expressão avalia para o valor <text:span text:style-name="T6">antes</text:span> da modificação. A variável só é atualizada na memória <text:span text:style-name="T6">depois</text:span> que seu valor original foi utilizado. Em outras palavras, o JavaScript primeiro "usa" o valor atual e depois o atualiza. Considere o seguinte exemplo prático:</text:p>
      <text:p text:style-name="P45"/>
      <text:p text:style-name="P52"><text:span text:style-name="Source_20_Text">let n = 10;</text:span></text:p>
      <text:p text:style-name="P52"><text:span text:style-name="Source_20_Text">console.log(n++); // Imprime 10</text:span></text:p>
      <text:p text:style-name="P10"><text:span text:style-name="Source_20_Text"/></text:p>
      <text:p text:style-name="P45">Neste caso, o <text:span text:style-name="Source_20_Text">console.log</text:span> exibe <text:span text:style-name="Source_20_Text">10</text:span> porque a operação de incremento só ocorre <text:span text:style-name="T6">depois</text:span> que o valor original de <text:span text:style-name="Source_20_Text">n</text:span> foi passado para a função. Após a execução dessa linha, o valor de <text:span text:style-name="Source_20_Text">n</text:span> na memória passa a ser <text:span text:style-name="Source_20_Text">11</text:span>.</text:p>
      <text:p text:style-name="P45"/>
      <text:h text:style-name="P31" text:outline-level="4">2.2. Pré-Incremento (<text:span text:style-name="Source_20_Text">++n</text:span>): Incrementar, Depois Usar</text:h>
      <text:p text:style-name="P7"/>
      <text:p text:style-name="P45">O pré-incremento segue a lógica oposta. A variável é <text:span text:style-name="T5">primeiro</text:span> incrementada e, em seguida, a expressão retorna o valor <text:span text:style-name="T5">já atualizado</text:span>. O processo de "incrementar e depois usar" garante que qualquer operação subsequente na mesma linha já utilize o novo valor. Analisando o mesmo cenário com pré-incremento:</text:p>
      <text:p text:style-name="P45"/>
      <text:p text:style-name="P52"><text:span text:style-name="Source_20_Text">let n = 10;</text:span></text:p>
      <text:p text:style-name="P52"><text:span text:style-name="Source_20_Text">console.log(++n); // Imprime 11</text:span></text:p>
      <text:p text:style-name="P10"><text:span text:style-name="Source_20_Text"/></text:p>
      <text:p text:style-name="P45"><text:soft-page-break/>Aqui, <text:span text:style-name="Source_20_Text">n</text:span> é incrementado para <text:span text:style-name="Source_20_Text">11</text:span> <text:span text:style-name="T6">antes</text:span> de ser passado para o <text:span text:style-name="Source_20_Text">console.log</text:span>. Por isso, o valor impresso é <text:span text:style-name="Source_20_Text">11</text:span> imediatamente.</text:p>
      <text:p text:style-name="P45"/>
      <text:h text:style-name="P31" text:outline-level="4">2.3. Análise Comparativa do Comportamento</text:h>
      <text:p text:style-name="P7"/>
      <text:p text:style-name="P45">A chave para entender por que esses operadores se comportam de maneira diferente reside em um princípio fundamental do JavaScript: <text:span text:style-name="T5">a avaliação de expressões ocorre da esquerda para a direita</text:span>. No caso de <text:span text:style-name="Source_20_Text">console.log(n++)</text:span>, o motor JavaScript primeiro avalia <text:span text:style-name="Source_20_Text">n</text:span>, captura seu valor atual (<text:span text:style-name="Source_20_Text">10</text:span>) para passar à função <text:span text:style-name="Source_20_Text">console.log</text:span>, e <text:span text:style-name="T6">somente depois</text:span> processa o operador <text:span text:style-name="Source_20_Text">++</text:span>, atualizando a variável <text:span text:style-name="Source_20_Text">n</text:span> para <text:span text:style-name="Source_20_Text">11</text:span> na memória. Essa ordem de operações é a causa direta do comportamento "usar, depois incrementar". A tabela abaixo resume a distinção entre o resultado da expressão e o efeito colateral na variável:</text:p>
      <text:p text:style-name="P45"/>
      <table:table table:name="Tabela9" table:style-name="Tabela9">
        <table:table-column table:style-name="Tabela9.A"/>
        <table:table-column table:style-name="Tabela9.B"/>
        <table:table-row>
          <table:table-cell table:style-name="Tabela9.A1" office:value-type="string">
            <text:p text:style-name="P51">Operação</text:p>
          </table:table-cell>
          <table:table-cell table:style-name="Tabela9.B1" office:value-type="string">
            <text:p text:style-name="P51">Descrição do Processo</text:p>
          </table:table-cell>
        </table:table-row>
        <table:table-row>
          <table:table-cell table:style-name="Tabela9.A2" office:value-type="string">
            <text:p text:style-name="P51"><text:span text:style-name="T5">Pós-Incremento (</text:span><text:span text:style-name="Source_20_Text"><text:span text:style-name="T5">n++</text:span></text:span><text:span text:style-name="T5">)</text:span></text:p>
          </table:table-cell>
          <table:table-cell table:style-name="Tabela9.B2" office:value-type="string">
            <text:p text:style-name="P51">1. A expressão resulta no valor <text:span text:style-name="T5">atual</text:span> de <text:span text:style-name="Source_20_Text">n</text:span>. &lt;br&gt; 2. Como efeito colateral, <text:span text:style-name="Source_20_Text">n</text:span> é incrementado em 1 na memória.</text:p>
          </table:table-cell>
        </table:table-row>
        <table:table-row>
          <table:table-cell table:style-name="Tabela9.A3" office:value-type="string">
            <text:p text:style-name="P51"><text:span text:style-name="T5">Pré-Incremento (</text:span><text:span text:style-name="Source_20_Text"><text:span text:style-name="T5">++n</text:span></text:span><text:span text:style-name="T5">)</text:span></text:p>
          </table:table-cell>
          <table:table-cell table:style-name="Tabela9.B3" office:value-type="string">
            <text:p text:style-name="P51">1. <text:span text:style-name="Source_20_Text">n</text:span> é incrementado em 1 na memória. &lt;br&gt; 2. A expressão resulta no valor <text:span text:style-name="T5">novo</text:span> e já atualizado de <text:span text:style-name="Source_20_Text">n</text:span>.</text:p>
          </table:table-cell>
        </table:table-row>
      </table:table>
      <text:p text:style-name="P45"/>
      <text:p text:style-name="P45">É crucial entender que, em ambos os casos, o valor da variável é permanentemente alterado. O exemplo a seguir ilustra isso perfeitamente:</text:p>
      <text:p text:style-name="P45"/>
      <text:p text:style-name="P52"><text:span text:style-name="Source_20_Text">let n = 10;</text:span></text:p>
      <text:p text:style-name="P52"><text:span text:style-name="Source_20_Text">console.log(n++); // Imprime 10 (usa o valor original)</text:span></text:p>
      <text:p text:style-name="P52"><text:span text:style-name="Source_20_Text">console.log(n); <text:s text:c="2"/>// Imprime 11 (a variável já foi incrementada)</text:span></text:p>
      <text:p text:style-name="P10"><text:span text:style-name="Source_20_Text"/></text:p>
      <text:p text:style-name="P45">Com o conceito de incremento bem estabelecido, podemos agora explorar seu análogo: os operadores de decremento.</text:p>
      <text:p text:style-name="P45"/>
      <text:h text:style-name="P12" text:outline-level="3">3. Operadores de Decremento (<text:span text:style-name="Source_20_Text">--</text:span>): A Lógica Inversa</text:h>
      <text:p text:style-name="P7"/>
      <text:p text:style-name="P45">Os operadores de decremento (<text:span text:style-name="Source_20_Text">--</text:span>) seguem exatamente a mesma lógica dos operadores de incremento, mas com o propósito de <text:span text:style-name="T5">subtrair</text:span> uma unidade do valor da variável. A distinção entre pré e pós-operação, governada pela mesma avaliação da esquerda para a direita, continua sendo a mesma:</text:p>
      <text:p text:style-name="P45"/>
      <text:list text:style-name="L14">
        <text:list-item>
          <text:p text:style-name="P70"><text:span text:style-name="T5">Pós-Decremento (</text:span><text:span text:style-name="Source_20_Text"><text:span text:style-name="T5">n--</text:span></text:span><text:span text:style-name="T5">):</text:span> Usa o valor atual e, depois, decrementa.</text:p>
        </text:list-item>
        <text:list-item>
          <text:p text:style-name="P70"><text:span text:style-name="T5">Pré-Decremento (</text:span><text:span text:style-name="Source_20_Text"><text:span text:style-name="T5">--n</text:span></text:span><text:span text:style-name="T5">):</text:span> Primeiro decrementa e, depois, usa o novo valor.</text:p>
        </text:list-item>
      </text:list>
      <text:p text:style-name="P45"/>
      <text:p text:style-name="P45">O exemplo de pré-decremento é direto:</text:p>
      <text:p text:style-name="P45"/>
      <text:p text:style-name="P52"><text:span text:style-name="Source_20_Text">let n = 10;</text:span></text:p>
      <text:p text:style-name="P52"><text:span text:style-name="Source_20_Text">console.log(--n); // Imprime 9</text:span></text:p>
      <text:p text:style-name="P10"><text:span text:style-name="Source_20_Text"/></text:p>
      <text:p text:style-name="P45">Neste caso, a variável <text:span text:style-name="Source_20_Text">n</text:span> é primeiro reduzida para <text:span text:style-name="Source_20_Text">9</text:span>, e então esse novo valor é impresso. De forma análoga ao pós-incremento, o pós-decremento também utiliza o valor original antes de modificá-lo:</text:p>
      <text:p text:style-name="P45"/>
      <text:p text:style-name="P54"><text:soft-page-break/><text:span text:style-name="Source_20_Text">let n = 10;</text:span></text:p>
      <text:p text:style-name="P54"><text:span text:style-name="Source_20_Text">console.log(n--); // Imprime 10</text:span></text:p>
      <text:p text:style-name="P54"><text:span text:style-name="Source_20_Text">console.log(n); <text:s text:c="2"/>// Imprime 9</text:span></text:p>
      <text:p text:style-name="P10"><text:span text:style-name="Source_20_Text"/></text:p>
      <text:p text:style-name="P45">Além desses, outros operadores unários são fundamentais para o dia a dia da programação em JavaScript.</text:p>
      <text:p text:style-name="P45"/>
      <text:h text:style-name="P12" text:outline-level="3">4. Outros Operadores Relevantes: Inversão e Concatenação</text:h>
      <text:p text:style-name="P7"/>
      <text:p text:style-name="P45">Além de incrementar e decrementar, existem outros operadores que atuam sobre um único operando e são cruciais para operações diárias em JavaScript. Entre eles, destacam-se o operador de inversão de sinal e o comportamento contextual do operador <text:span text:style-name="Source_20_Text">+</text:span>.</text:p>
      <text:p text:style-name="P45"/>
      <text:h text:style-name="P31" text:outline-level="4">4.1. Operador de Inversão/Negação (<text:span text:style-name="Source_20_Text">-</text:span>)</text:h>
      <text:p text:style-name="P7"/>
      <text:p text:style-name="P45">O operador unário de negação (<text:span text:style-name="Source_20_Text">-</text:span>),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p>
      <text:p text:style-name="P45"/>
      <text:p text:style-name="P54"><text:span text:style-name="Source_20_Text">let n = 10;</text:span></text:p>
      <text:p text:style-name="P54"><text:span text:style-name="Source_20_Text">let x = -n; // x agora contém o valor -10</text:span></text:p>
      <text:p text:style-name="P10"><text:span text:style-name="Source_20_Text"/></text:p>
      <text:h text:style-name="P31" text:outline-level="4">4.2. O Duplo Papel do Operador <text:span text:style-name="Source_20_Text">+</text:span></text:h>
      <text:p text:style-name="P7"><text:span text:style-name="Source_20_Text"/></text:p>
      <text:p text:style-name="P45">O operador <text:span text:style-name="Source_20_Text">+</text:span> é contextual, e sua função depende inteiramente do tipo dos operandos com os quais ele está trabalhando.</text:p>
      <text:p text:style-name="P45"/>
      <text:list text:style-name="L15">
        <text:list-item>
          <text:p text:style-name="P71"><text:span text:style-name="T5">Adição:</text:span> Quando o operador <text:span text:style-name="Source_20_Text">+</text:span> é posicionado entre dois valores numéricos, ele realiza uma soma matemática tradicional.</text:p>
        </text:list-item>
        <text:list-item>
          <text:p text:style-name="P71"><text:span text:style-name="T5">Concatenação:</text:span> Se qualquer um dos operandos for uma <text:span text:style-name="Source_20_Text">string</text:span>, o operador <text:span text:style-name="Source_20_Text">+</text:span> muda seu comportamento e se torna um operador de concatenação. Ele converte os outros operandos em strings (se necessário) e os une em uma única string.</text:p>
          <text:p text:style-name="P71"/>
        </text:list-item>
      </text:list>
      <text:h text:style-name="P12" text:outline-level="3">5. Conclusão e Pontos-Chave</text:h>
      <text:p text:style-name="P7"/>
      <text:p text:style-name="P45">Dominar o comportamento dos operadores unários é um requisito fundamental para escrever código JavaScript previsível e profissional. As distinções entre pré e pós-operação, bem como o comportamento contextual de operadores como o <text:span text:style-name="Source_20_Text">+</text:span>, são detalhes que, quando compreendidos, evitam erros lógicos e tornam o código mais legível e robusto. Para uma rápida revisão, os pontos mais críticos da aula foram:</text:p>
      <text:p text:style-name="P45"/>
      <text:list text:style-name="L16">
        <text:list-item>
          <text:p text:style-name="P72"><text:span text:style-name="T5">Pós-Incremento (</text:span><text:span text:style-name="Source_20_Text"><text:span text:style-name="T5">n++</text:span></text:span><text:span text:style-name="T5">):</text:span> Primeiro retorna o valor original, depois incrementa.</text:p>
        </text:list-item>
        <text:list-item>
          <text:p text:style-name="P72"><text:span text:style-name="T5">Pré-Incremento (</text:span><text:span text:style-name="Source_20_Text"><text:span text:style-name="T5">++n</text:span></text:span><text:span text:style-name="T5">):</text:span> Primeiro incrementa, depois retorna o novo valor.</text:p>
        </text:list-item>
        <text:list-item>
          <text:p text:style-name="P72"><text:span text:style-name="T5">Decremento (</text:span><text:span text:style-name="Source_20_Text"><text:span text:style-name="T5">--</text:span></text:span><text:span text:style-name="T5">):</text:span> Segue a mesma lógica de pré e pós-operação do incremento, mas subtraindo um.</text:p>
        </text:list-item>
        <text:list-item>
          <text:p text:style-name="P72"><text:span text:style-name="T5">Operador </text:span><text:span text:style-name="Source_20_Text"><text:span text:style-name="T5">+</text:span></text:span><text:span text:style-name="T5">:</text:span> É um operador de <text:span text:style-name="T5">adição</text:span> com números e de <text:span text:style-name="T5">concatenação</text:span> na presença de uma string.</text:p>
        </text:list-item>
      </text:list>
      <text:p text:style-name="P73"/>
      <text:p text:style-name="P73"/>
      <text:p text:style-name="P73"/>
      <text:h text:style-name="Heading_20_1" text:outline-level="1"><text:bookmark-start text:name="__RefHeading___Toc2288_3828932059"/><text:soft-page-break/>O Operador Ternário em JavaScript<text:bookmark-end text:name="__RefHeading___Toc2288_3828932059"/></text:h>
      <text:p text:style-name="Text_20_body"/>
      <text:h text:style-name="P12" text:outline-level="3">1.0 Introdução: Simplificando a Lógica Condicional</text:h>
      <text:p text:style-name="P7"/>
      <text:p text:style-name="P45">O operador ternário, também conhecido como <text:span text:style-name="Source_20_Text">if ternário</text:span> ou condição ternária, é uma construção fundamental em JavaScript projetada para simplificar a escrita de lógicas condicionais. Seu propósito principal é oferecer uma alternativa mais compacta e direta para estruturas <text:span text:style-name="Source_20_Text">if/else</text:span> simples, reduzindo a verbosidade do código. Em vez de escrever um bloco de várias linhas para um teste lógico simples, o operador ternário permite que a mesma decisão seja expressa em uma única linha.</text:p>
      <text:p text:style-name="P45"/>
      <text:p text:style-name="P45">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45"/>
      <text:h text:style-name="P12" text:outline-level="3">2.0 A Sintaxe Fundamental do Operador Ternário</text:h>
      <text:p text:style-name="P7"/>
      <text:p text:style-name="P45">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45"/>
      <text:p text:style-name="P74"><text:span text:style-name="Source_20_Text">teste_lógico ? retorno_se_verdadeiro : retorno_se_falso</text:span></text:p>
      <text:p text:style-name="P45"><text:span text:style-name="Source_20_Text"/></text:p>
      <text:p text:style-name="P45">Cada componente desta estrutura desempenha um papel específico:</text:p>
      <text:p text:style-name="P45"/>
      <text:list text:style-name="L17">
        <text:list-item>
          <text:p text:style-name="P75"><text:span text:style-name="Source_20_Text"><text:span text:style-name="T5">teste_lógico</text:span></text:span>: Esta é a expressão ou condição que será avaliada. É importante entender que o JavaScript avalia uma ampla gama de valores em um contexto booleano. Valores como <text:span text:style-name="Source_20_Text">0</text:span>, <text:span text:style-name="Source_20_Text">""</text:span> (string vazia), <text:span text:style-name="Source_20_Text">null</text:span> e <text:span text:style-name="Source_20_Text">undefined</text:span> são considerados <text:span text:style-name="Source_20_Text"><text:span text:style-name="T5">falsy</text:span></text:span> (falsos). Por outro lado, números diferentes de zero, strings não vazias e objetos são considerados <text:span text:style-name="Source_20_Text"><text:span text:style-name="T5">truthy</text:span></text:span> (verdadeiros).</text:p>
        </text:list-item>
        <text:list-item>
          <text:p text:style-name="P75"><text:span text:style-name="Source_20_Text"><text:span text:style-name="T5">?</text:span></text:span>: Este símbolo de interrogação marca o início do operador ternário, separando o teste lógico dos possíveis valores de retorno.</text:p>
        </text:list-item>
        <text:list-item>
          <text:p text:style-name="P75"><text:span text:style-name="Source_20_Text"><text:span text:style-name="T5">retorno_se_verdadeiro</text:span></text:span>: Este é o valor ou a expressão que será retornada caso o <text:span text:style-name="Source_20_Text">teste_lógico</text:span> seja avaliado como <text:span text:style-name="Source_20_Text">truthy</text:span>.</text:p>
        </text:list-item>
        <text:list-item>
          <text:p text:style-name="P75"><text:span text:style-name="Source_20_Text"><text:span text:style-name="T5">:</text:span></text:span>: O símbolo de dois pontos atua como um separador, distinguindo o retorno para o caso verdadeiro do retorno para o caso falso.</text:p>
        </text:list-item>
        <text:list-item>
          <text:p text:style-name="P75"><text:span text:style-name="Source_20_Text"><text:span text:style-name="T5">retorno_se_falso</text:span></text:span>: Este é o valor ou a expressão que será retornada se o <text:span text:style-name="Source_20_Text">teste_lógico</text:span> for avaliado como <text:span text:style-name="Source_20_Text">falsy</text:span>.</text:p>
        </text:list-item>
      </text:list>
      <text:p text:style-name="P45"/>
      <text:p text:style-name="P45">Com essa estrutura em mente, podemos agora analisar como essa sintaxe se traduz em cenários práticos e compreensíveis.</text:p>
      <text:p text:style-name="P45"/>
      <text:h text:style-name="P12" text:outline-level="3">3.0 Análise de Casos de Uso Práticos</text:h>
      <text:p text:style-name="P7"/>
      <text:p text:style-name="P45">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45"/>
      <text:p text:style-name="P45"/>
      <text:h text:style-name="P31" text:outline-level="4"><text:soft-page-break/>3.1.1 Exemplo 1: Verificação de Número Par ou Ímpar</text:h>
      <text:p text:style-name="P7"/>
      <text:p text:style-name="P45">Uma tarefa comum é determinar se um número é par ou ímpar. Tradicionalmente, isso seria feito com uma estrutura <text:span text:style-name="Source_20_Text">if/else</text:span> e o operador de módulo (<text:span text:style-name="Source_20_Text">%</text:span>), que retorna o resto de uma divisão.</text:p>
      <text:p text:style-name="P45"/>
      <text:p text:style-name="P74"><text:span text:style-name="T5">Abordagem com </text:span><text:span text:style-name="Source_20_Text"><text:span text:style-name="T5">if/else</text:span></text:span><text:span text:style-name="T5">:</text:span></text:p>
      <text:p text:style-name="P54"><text:span text:style-name="Source_20_Text">let num = 10;</text:span></text:p>
      <text:p text:style-name="P54"><text:span text:style-name="Source_20_Text">let resto = num % 2;</text:span></text:p>
      <text:p text:style-name="P54"/>
      <text:p text:style-name="P54"><text:span text:style-name="Source_20_Text">if (resto == 0) {</text:span></text:p>
      <text:p text:style-name="P54"><text:span text:style-name="Source_20_Text"><text:s text:c="4"/>console.log('par');</text:span></text:p>
      <text:p text:style-name="P54"><text:span text:style-name="Source_20_Text">} else {</text:span></text:p>
      <text:p text:style-name="P54"><text:span text:style-name="Source_20_Text"><text:s text:c="4"/>console.log('ímpar');</text:span></text:p>
      <text:p text:style-name="P54"><text:span text:style-name="Source_20_Text">}</text:span></text:p>
      <text:p text:style-name="P10"><text:span text:style-name="Source_20_Text"/></text:p>
      <text:p text:style-name="P45">Ao tentar converter isso para um operador ternário, nossa primeira intuição poderia ser usar a expressão <text:span text:style-name="Source_20_Text">num % 2</text:span> diretamente como o teste lógico. Vamos analisar o que acontece:</text:p>
      <text:p text:style-name="P45"/>
      <text:p text:style-name="P54"><text:span text:style-name="Source_20_Text">let num = 10;</text:span></text:p>
      <text:p text:style-name="P54"><text:span text:style-name="Source_20_Text">// Tentativa intuitiva, mas incorreta</text:span></text:p>
      <text:p text:style-name="P54"><text:span text:style-name="Source_20_Text">let resultado = num % 2 ? 'par' : 'ímpar';</text:span></text:p>
      <text:p text:style-name="P54"><text:span text:style-name="Source_20_Text"/></text:p>
      <text:p text:style-name="P54">console.log(resultado); // Saída inesperada: ímpar</text:p>
      <text:p text:style-name="P10"><text:span text:style-name="Source_20_Text"/></text:p>
      <text:p text:style-name="P45">Por que isso resulta em <text:span text:style-name="Source_20_Text">'ímpar'</text:span>? A resposta está nos conceitos de <text:span text:style-name="T6">truthy</text:span> e <text:span text:style-name="T6">falsy</text:span> em JavaScript. A expressão <text:span text:style-name="Source_20_Text">num % 2</text:span> com <text:span text:style-name="Source_20_Text">num = 10</text:span> resulta em <text:span text:style-name="Source_20_Text">0</text:span>. No contexto de uma condição, JavaScript trata o valor <text:span text:style-name="Source_20_Text">0</text:span> como <text:span text:style-name="Source_20_Text">falsy</text:span> (falso). Portanto, o operador ternário executa o <text:span text:style-name="Source_20_Text">retorno_se_falso</text:span>, que é <text:span text:style-name="Source_20_Text">'ímpar'</text:span>. Por outro lado, se <text:span text:style-name="Source_20_Text">num</text:span> fosse <text:span text:style-name="Source_20_Text">11</text:span>, <text:span text:style-name="Source_20_Text">num % 2</text:span> resultaria em <text:span text:style-name="Source_20_Text">1</text:span>, que é um valor <text:span text:style-name="Source_20_Text">truthy</text:span> (verdadeiro), e o retorno seria <text:span text:style-name="Source_20_Text">'par'</text:span>, o que também estaria incorreto. Para corrigir a lógica, precisamos inverter o resultado booleano da expressão. Podemos fazer isso com o operador de negação (<text:span text:style-name="Source_20_Text">!</text:span>), que transforma um valor <text:span text:style-name="Source_20_Text">falsy</text:span> em <text:span text:style-name="Source_20_Text">true</text:span> e um <text:span text:style-name="Source_20_Text">truthy</text:span> em <text:span text:style-name="Source_20_Text">false</text:span>.</text:p>
      <text:p text:style-name="P45"/>
      <text:p text:style-name="P76">Solução correta com Operador Ternário:</text:p>
      <text:p text:style-name="P54"><text:span text:style-name="Source_20_Text">let num = 10;</text:span></text:p>
      <text:p text:style-name="P54"><text:span text:style-name="Source_20_Text">let resultado = !(num % 2) ? 'par' : 'ímpar';</text:span></text:p>
      <text:p text:style-name="P54"/>
      <text:p text:style-name="P54"><text:span text:style-name="Source_20_Text">console.log(resultado); // Saída correta: par</text:span></text:p>
      <text:p text:style-name="P10"><text:span text:style-name="Source_20_Text"/></text:p>
      <text:p text:style-name="P45">Agora, quando <text:span text:style-name="Source_20_Text">num % 2</text:span> resulta em <text:span text:style-name="Source_20_Text">0</text:span> (<text:span text:style-name="Source_20_Text">falsy</text:span>), a negação <text:span text:style-name="Source_20_Text">!0</text:span> o transforma em <text:span text:style-name="Source_20_Text">true</text:span>, fazendo com que o ternário retorne <text:span text:style-name="Source_20_Text">'par'</text:span> corretamente. Este exemplo é uma excelente lição sobre como a coerção de tipos do JavaScript impacta a lógica condicional.</text:p>
      <text:p text:style-name="P45"/>
      <text:h text:style-name="P31" text:outline-level="4">3.1.2 Exemplo 2: Aprimorando Retornos Booleanos</text:h>
      <text:p text:style-name="P7"/>
      <text:p text:style-name="P45">O operador ternário é excelente para fornecer saídas mais descritivas do que os valores booleanos padrão <text:span text:style-name="Source_20_Text">true</text:span> e <text:span text:style-name="Source_20_Text">false</text:span>. Imagine que você precisa exibir o resultado de uma comparação para um usuário.</text:p>
      <text:p text:style-name="P54"><text:soft-page-break/><text:span text:style-name="Source_20_Text">let num1 = 10;</text:span></text:p>
      <text:p text:style-name="P54"><text:span text:style-name="Source_20_Text">let num2 = 5;</text:span></text:p>
      <text:p text:style-name="P54"/>
      <text:p text:style-name="P54"><text:span text:style-name="Source_20_Text">// Em vez de retornar true, retorna uma string descritiva</text:span></text:p>
      <text:p text:style-name="P54"><text:span text:style-name="Source_20_Text">let resultado = num1 &gt; num2 ? 'verdadeiro' : 'falso';</text:span></text:p>
      <text:p text:style-name="P54"/>
      <text:p text:style-name="P54"><text:span text:style-name="Source_20_Text">console.log(resultado); // Saída: verdadeiro</text:span></text:p>
      <text:p text:style-name="P10"><text:span text:style-name="Source_20_Text"/></text:p>
      <text:p text:style-name="P45">Neste caso, em vez de o programa retornar o booleano <text:span text:style-name="Source_20_Text">true</text:span>, ele retorna a string <text:span text:style-name="Source_20_Text">"verdadeiro"</text:span>. Essa abordagem melhora significativamente a clareza do resultado para o usuário final, tornando a informação mais amigável e compreensível.</text:p>
      <text:p text:style-name="P45"/>
      <text:h text:style-name="P31" text:outline-level="4">3.1.3 Exemplo 3: Tratamento de Dados do "Mundo Real"</text:h>
      <text:p text:style-name="P7"/>
      <text:p text:style-name="P45">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45"/>
      <text:p text:style-name="P54"><text:span text:style-name="Source_20_Text">// Valor que poderia vir de um banco de dados</text:span></text:p>
      <text:p text:style-name="P54"><text:span text:style-name="Source_20_Text">let status = 'A';</text:span></text:p>
      <text:p text:style-name="P54"/>
      <text:p text:style-name="P54"><text:span text:style-name="Source_20_Text">// Transforma o código em uma string legível para o usuário</text:span></text:p>
      <text:p text:style-name="P54"><text:span text:style-name="Source_20_Text">let statusFormatado = status === 'A' ? 'ativo' : 'inativo';</text:span></text:p>
      <text:p text:style-name="P54"/>
      <text:p text:style-name="P54"><text:span text:style-name="Source_20_Text">console.log(statusFormatado); // Saída: ativo</text:span></text:p>
      <text:p text:style-name="P10"><text:span text:style-name="Source_20_Text"/></text:p>
      <text:p text:style-name="P45">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45"/>
      <text:h text:style-name="P12" text:outline-level="3">4.0 Principais Vantagens e Quando Utilizar</text:h>
      <text:p text:style-name="P7"/>
      <text:p text:style-name="P45">Além de compreender a sintaxe, é fundamental entender o valor estratégico de usar o operador ternário e em quais situações ele realmente se destaca. Seu uso correto pode levar a um código mais limpo e de fácil manutenção.</text:p>
      <text:p text:style-name="P45">Os principais benefícios do operador ternário incluem:</text:p>
      <text:p text:style-name="P45"/>
      <text:list text:style-name="L18">
        <text:list-item>
          <text:p text:style-name="P77"><text:span text:style-name="T5">Conciliação e Legibilidade:</text:span> Para condicionais simples que resultam em um de dois valores, o operador ternário reduz blocos <text:span text:style-name="Source_20_Text">if/else</text:span> de várias linhas a uma única expressão clara e direta. Isso limpa o código e torna a intenção do desenvolvedor imediatamente óbvia.</text:p>
        </text:list-item>
        <text:list-item>
          <text:p text:style-name="P77"><text:span text:style-name="T5">Tratamento de Retornos:</text:span> É uma ferramenta extremamente eficaz para formatar saídas. Como visto nos exemplos, ele permite transformar valores brutos, como booleanos (<text:span text:style-name="Source_20_Text">true</text:span>/<text:span text:style-name="Source_20_Text">false</text:span>) ou códigos de status (<text:span text:style-name="Source_20_Text">'A'</text:span>, <text:span text:style-name="Source_20_Text">'I'</text:span>), em strings amigáveis e descritivas para o usuário final.</text:p>
        </text:list-item>
        <text:list-item>
          <text:p text:style-name="P77"><text:span text:style-name="T5">Aplicações no DOM:</text:span> O operador é particularmente útil ao manipular o DOM (Document Object Model). Ele permite a inserção direta de texto formatado em elementos da página com base em uma condição. Em vez de escrever um <text:span text:style-name="Source_20_Text">if</text:span> de várias linhas para depois atualizar um elemento, você pode incorporar o ternário diretamente na atribuição. Por exemplo: <text:span text:style-name="Source_20_Text">userStatusElement.textContent = (user.isActive ? 'Online' : 'Offline');</text:span>.</text:p>
        </text:list-item>
      </text:list>
      <text:p text:style-name="P45"><text:soft-page-break/>Compreender essas vantagens ajuda a identificar os momentos ideais para aplicar o operador, otimizando o código e melhorando a experiência do usuário.</text:p>
      <text:p text:style-name="P45"/>
      <text:h text:style-name="P12" text:outline-level="3">5.0 Conclusão</text:h>
      <text:p text:style-name="P7"/>
      <text:p text:style-name="P45">O operador ternário é, sem dúvida, uma ferramenta poderosa e eficiente no arsenal de um desenvolvedor JavaScript. Embora não substitua a necessidade de estruturas <text:span text:style-name="Source_20_Text">if/else</text:span>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p>
      <text:p text:style-name="P73"/>
      <text:h text:style-name="Heading_20_1" text:outline-level="1"><text:bookmark-start text:name="__RefHeading___Toc2290_3828932059"/>O Operador <text:span text:style-name="Source_20_Text">typeof</text:span> em JavaScript<text:bookmark-end text:name="__RefHeading___Toc2290_3828932059"/></text:h>
      <text:p text:style-name="Text_20_body"/>
      <text:h text:style-name="P12" text:outline-level="3">1. Introdução ao Operador <text:span text:style-name="Source_20_Text">typeof</text:span></text:h>
      <text:p text:style-name="P7"><text:span text:style-name="Source_20_Text"/></text:p>
      <text:p text:style-name="P45">O <text:span text:style-name="Source_20_Text">typeof</text:span> é um operador unário fundamental em JavaScript, projetado para identificar o tipo de dados de uma variável ou operando. Sua importância estratégica no desenvolvimento reside na capacidade de fornecer clareza sobre os dados que estão sendo manipulados em tempo de execução, permitindo que os desenvolvedores criem lógicas mais seguras e previsíveis.</text:p>
      <text:p text:style-name="P45"/>
      <text:p text:style-name="P45">O propósito essencial do <text:span text:style-name="Source_20_Text">typeof</text:span> é retornar uma string que representa o tipo do valor analisado. Ao utilizá-lo, é possível saber com exatidão se uma variável armazena um número, uma string, um booleano ou um objeto, entre outros tipos. Essa verificação é crucial para evitar erros inesperados, como tentar realizar operações matemáticas em uma string ou acessar propriedades de um valor que não é um objeto.</text:p>
      <text:p text:style-name="P45"/>
      <text:p text:style-name="P45">A seguir, demonstraremos o funcionamento prático do operador por meio de exemplos claros que ilustram seu comportamento com diferentes tipos de dados.</text:p>
      <text:p text:style-name="P45"/>
      <text:h text:style-name="P12" text:outline-level="3">2. Demonstração Prática: Identificando Tipos de Variáveis</text:h>
      <text:p text:style-name="P7"/>
      <text:p text:style-name="P45">Para ilustrar o funcionamento do <text:span text:style-name="Source_20_Text">typeof</text:span> de maneira concreta, a demonstração se baseia em um cenário com quatro variáveis distintas. O exemplo expõe um problema comum: a ambiguidade de valores. Se as variáveis <text:span text:style-name="Source_20_Text">v1</text:span> (com o número <text:span text:style-name="Source_20_Text">10</text:span>) e <text:span text:style-name="Source_20_Text">v2</text:span> (com a string <text:span text:style-name="Source_20_Text">"10"</text:span>) fossem impressas no console, ambas apareceriam como <text:span text:style-name="Source_20_Text">10</text:span>, ocultando sua diferença fundamental de tipo. É precisamente para resolver essa incerteza que o operador <text:span text:style-name="Source_20_Text">typeof</text:span> se torna uma ferramenta indispensável.</text:p>
      <text:p text:style-name="P45"/>
      <text:h text:style-name="P31" text:outline-level="4">Cenário de Teste</text:h>
      <text:p text:style-name="P7"/>
      <text:p text:style-name="P45">As seguintes variáveis foram utilizadas para a análise:</text:p>
      <text:p text:style-name="P45"/>
      <text:list text:style-name="L19">
        <text:list-item>
          <text:p text:style-name="P78"><text:span text:style-name="Source_20_Text">v1 = 10;</text:span></text:p>
        </text:list-item>
        <text:list-item>
          <text:p text:style-name="P78"><text:span text:style-name="Source_20_Text">v2 = "10";</text:span></text:p>
        </text:list-item>
        <text:list-item>
          <text:p text:style-name="P78"><text:span text:style-name="Source_20_Text">v3 = (v1 == v2);</text:span></text:p>
        </text:list-item>
        <text:list-item>
          <text:p text:style-name="P78"><text:span text:style-name="Source_20_Text">v4 = { nome: "Bruno" };</text:span></text:p>
        </text:list-item>
      </text:list>
      <text:p text:style-name="P45"><text:span text:style-name="Source_20_Text"/></text:p>
      <text:p text:style-name="P45"><text:span text:style-name="Source_20_Text"/></text:p>
      <text:p text:style-name="P45"><text:span text:style-name="Source_20_Text"/></text:p>
      <text:h text:style-name="P31" text:outline-level="4"><text:soft-page-break/>Análise dos Resultados</text:h>
      <text:p text:style-name="P7"/>
      <text:p text:style-name="P45">A aplicação do operador <text:span text:style-name="Source_20_Text">typeof</text:span> em cada uma das variáveis produziu os seguintes resultados, que confirmam a capacidade do operador de diferenciar os tipos de dados, mesmo quando os valores parecem semelhantes.</text:p>
      <text:p text:style-name="P45"/>
      <table:table table:name="Tabela10" table:style-name="Tabela10">
        <table:table-column table:style-name="Tabela10.A" table:number-columns-repeated="3"/>
        <table:table-row>
          <table:table-cell table:style-name="Tabela10.A1" office:value-type="string">
            <text:p text:style-name="P51">Variável</text:p>
          </table:table-cell>
          <table:table-cell table:style-name="Tabela10.B1" office:value-type="string">
            <text:p text:style-name="P51">Valor de Exemplo</text:p>
          </table:table-cell>
          <table:table-cell table:style-name="Tabela10.B1" office:value-type="string">
            <text:p text:style-name="P51">Tipo Retornado (<text:span text:style-name="Source_20_Text">typeof</text:span>)</text:p>
          </table:table-cell>
        </table:table-row>
        <table:table-row>
          <table:table-cell table:style-name="Tabela10.A2" office:value-type="string">
            <text:p text:style-name="P51"><text:span text:style-name="Source_20_Text">v1</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number</text:span></text:p>
          </table:table-cell>
        </table:table-row>
        <table:table-row>
          <table:table-cell table:style-name="Tabela10.A2" office:value-type="string">
            <text:p text:style-name="P51"><text:span text:style-name="Source_20_Text">v2</text:span></text:p>
          </table:table-cell>
          <table:table-cell table:style-name="Tabela10.B2" office:value-type="string">
            <text:p text:style-name="P51"><text:span text:style-name="Source_20_Text">"10"</text:span></text:p>
          </table:table-cell>
          <table:table-cell table:style-name="Tabela10.B2" office:value-type="string">
            <text:p text:style-name="P51"><text:span text:style-name="Source_20_Text">string</text:span></text:p>
          </table:table-cell>
        </table:table-row>
        <table:table-row>
          <table:table-cell table:style-name="Tabela10.A2" office:value-type="string">
            <text:p text:style-name="P51"><text:span text:style-name="Source_20_Text">v3</text:span></text:p>
          </table:table-cell>
          <table:table-cell table:style-name="Tabela10.B2" office:value-type="string">
            <text:p text:style-name="P51"><text:span text:style-name="Source_20_Text">true</text:span></text:p>
          </table:table-cell>
          <table:table-cell table:style-name="Tabela10.B2" office:value-type="string">
            <text:p text:style-name="P51"><text:span text:style-name="Source_20_Text">boolean</text:span></text:p>
          </table:table-cell>
        </table:table-row>
        <table:table-row>
          <table:table-cell table:style-name="Tabela10.A5" office:value-type="string">
            <text:p text:style-name="P51"><text:span text:style-name="Source_20_Text">v4</text:span></text:p>
          </table:table-cell>
          <table:table-cell table:style-name="Tabela10.B5" office:value-type="string">
            <text:p text:style-name="P51"><text:span text:style-name="Source_20_Text">{nome: "Bruno"}</text:span></text:p>
          </table:table-cell>
          <table:table-cell table:style-name="Tabela10.B5" office:value-type="string">
            <text:p text:style-name="P51"><text:span text:style-name="Source_20_Text">object</text:span></text:p>
          </table:table-cell>
        </table:table-row>
      </table:table>
      <text:list text:style-name="L20">
        <text:list-header>
          <text:p text:style-name="P79"/>
        </text:list-header>
        <text:list-item>
          <text:p text:style-name="P80"><text:span text:style-name="T5">Para </text:span><text:span text:style-name="Source_20_Text"><text:span text:style-name="T5">v1</text:span></text:span>, o operador corretamente retornou <text:span text:style-name="Source_20_Text">number</text:span>, pois a variável armazena um valor numérico literal.</text:p>
        </text:list-item>
        <text:list-item>
          <text:p text:style-name="P80"><text:span text:style-name="T5">Para </text:span><text:span text:style-name="Source_20_Text"><text:span text:style-name="T5">v2</text:span></text:span>, o resultado foi <text:span text:style-name="Source_20_Text">string</text:span>. Este caso destaca uma distinção crucial: embora o conteúdo visual seja "10", o uso de aspas o define como um texto, não um número, e o <text:span text:style-name="Source_20_Text">typeof</text:span> identifica essa diferença com precisão.</text:p>
        </text:list-item>
        <text:list-item>
          <text:p text:style-name="P80"><text:span text:style-name="T5">Para </text:span><text:span text:style-name="Source_20_Text"><text:span text:style-name="T5">v3</text:span></text:span>, o tipo retornado foi <text:span text:style-name="Source_20_Text">boolean</text:span>. É fundamental notar que o valor de <text:span text:style-name="Source_20_Text">v3</text:span> é <text:span text:style-name="Source_20_Text">true</text:span>. Isso ocorre porque o operador de igualdade frouxa (<text:span text:style-name="Source_20_Text">==</text:span>) realiza a <text:span text:style-name="T5">coerção de tipo</text:span>, convertendo a string <text:span text:style-name="Source_20_Text">"10"</text:span> para um número antes da comparação. Este comportamento reforça a importância do <text:span text:style-name="Source_20_Text">typeof</text:span>, pois ele nos permite ver a diferença de tipo que operadores como <text:span text:style-name="Source_20_Text">==</text:span> podem esconder, prevenindo bugs ao usar comparações estritas (<text:span text:style-name="Source_20_Text">===</text:span>).</text:p>
        </text:list-item>
        <text:list-item>
          <text:p text:style-name="P80"><text:span text:style-name="T5">Para </text:span><text:span text:style-name="Source_20_Text"><text:span text:style-name="T5">v4</text:span></text:span>, o operador retornou <text:span text:style-name="Source_20_Text">object</text:span>, identificando que a variável contém uma estrutura de dados mais complexa, neste caso, um objeto literal.</text:p>
          <text:p text:style-name="P80"/>
        </text:list-item>
      </text:list>
      <text:p text:style-name="P45">Esta demonstração prática valida a eficácia do <text:span text:style-name="Source_20_Text">typeof</text:span> como uma ferramenta de diagnóstico. No entanto, é importante conhecer algumas de suas particularidades para utilizá-lo corretamente.</text:p>
      <text:p text:style-name="P45"/>
      <text:h text:style-name="P12" text:outline-level="3">3. Ponto de Atenção: Tratamento de Valores Numéricos</text:h>
      <text:p text:style-name="P7"/>
      <text:p text:style-name="P45">Apesar de sua simplicidade, o operador <text:span text:style-name="Source_20_Text">typeof</text:span> possui comportamentos específicos que todo desenvolvedor JavaScript deve conhecer para evitar suposições incorretas. Compreender essas nuances é essencial para a escrita de um código robusto e livre de falhas.</text:p>
      <text:p text:style-name="P45"/>
      <text:p text:style-name="P45">A principal observação sobre o seu funcionamento diz respeito a como ele lida com valores numéricos. O <text:span text:style-name="Source_20_Text">typeof</text:span> não faz distinção entre números inteiros e números de ponto flutuante (decimais). Para o JavaScript, ambos os formatos pertencem a um único tipo de dado numérico.</text:p>
      <text:p text:style-name="P45"/>
      <text:p text:style-name="P45">Para reforçar este ponto, considere o seguinte: <text:span text:style-name="T5">Qualquer valor numérico, seja inteiro ou com casas decimais, sempre resultará no tipo </text:span><text:span text:style-name="Source_20_Text"><text:span text:style-name="T5">number</text:span></text:span>.</text:p>
      <text:p text:style-name="P45"/>
      <text:p text:style-name="P54"><text:span text:style-name="Source_20_Text">typeof 10; <text:s text:c="5"/>// Retorna "number"</text:span></text:p>
      <text:p text:style-name="P54"><text:span text:style-name="Source_20_Text">typeof 3.14; <text:s text:c="3"/>// Retorna "number"</text:span></text:p>
      <text:p text:style-name="P54"><text:span text:style-name="Source_20_Text">typeof -100; <text:s text:c="3"/>// Retorna "number"</text:span></text:p>
      <text:p text:style-name="P10"><text:span text:style-name="Source_20_Text"/></text:p>
      <text:p text:style-name="P45">O operador identifica a natureza numérica do dado, mas não oferece detalhes sobre sua precisão (inteiro vs. Float).</text:p>
      <text:p text:style-name="P45"/>
      <text:h text:style-name="P12" text:outline-level="3">4. Conclusão: Principais Aprendizados</text:h>
      <text:p text:style-name="P7"/>
      <text:p text:style-name="P45">O operador <text:span text:style-name="Source_20_Text">typeof</text:span> se consolida como uma ferramenta fundamental e de uso simples no ecossistema JavaScript. Ele oferece um mecanismo direto e eficaz para a verificação de tipos, sendo um recurso indispensável para a depuração e <text:soft-page-break/>para a construção de lógicas condicionais seguras.Os principais aprendizados sobre seu uso podem ser sintetizados nos seguintes pontos:</text:p>
      <text:p text:style-name="P45"/>
      <text:list text:style-name="L21">
        <text:list-item>
          <text:p text:style-name="P81"><text:span text:style-name="T5">Operador Unário:</text:span> O <text:span text:style-name="Source_20_Text">typeof</text:span> é um operador unário que analisa o operando à sua direita e retorna uma string que descreve seu tipo de dado.</text:p>
        </text:list-item>
        <text:list-item>
          <text:p text:style-name="P81"><text:span text:style-name="T5">Identificação de Tipos Primitivos:</text:span> Ele identifica com precisão os tipos <text:span text:style-name="Source_20_Text">number</text:span>, <text:span text:style-name="Source_20_Text">string</text:span> e <text:span text:style-name="Source_20_Text">boolean</text:span>, além de estruturas como <text:span text:style-name="Source_20_Text">object</text:span> (embora seja importante notar que ele retorna <text:span text:style-name="Source_20_Text">"object"</text:span> para vários tipos de dados, como arrays e <text:span text:style-name="Source_20_Text">null</text:span>, exigindo verificações adicionais em cenários complexos).</text:p>
        </text:list-item>
        <text:list-item>
          <text:p text:style-name="P81"><text:span text:style-name="T5">Simplicidade e Utilidade:</text:span> Trata-se de uma ferramenta de fácil aplicação e essencial para garantir a integridade dos tipos de dados durante o desenvolvimento e a manutenção do código.</text:p>
          <text:p text:style-name="P81"/>
        </text:list-item>
      </text:list>
      <text:p text:style-name="P45">Em resumo, dominar o uso do <text:span text:style-name="Source_20_Text">typeof</text:span> é um passo importante para escrever um código JavaScript mais robusto, previsível e menos suscetível a erros de tipo.</text:p>
      <text:p text:style-name="P45"/>
      <text:h text:style-name="Heading_20_1" text:outline-level="1">Operador Spread (<text:span text:style-name="Source_20_Text">...</text:span>) do JavaScript</text:h>
      <text:p text:style-name="Text_20_body"/>
      <text:p text:style-name="P45">Introduzido na especificação ES6 do JavaScript, o operador Spread (<text:span text:style-name="Source_20_Text">...</text:span>) transformou a maneira como desenvolvedores manipulam coleções de dados. Seu propósito fundamental é desmembrar, ou "espalhar", os elementos de uma estrutura iterável — como um Array — em elementos individuais. Essencialmente, ele transforma um conjunto de elementos em uma sequência, simplificando operações complexas. O domínio desta sintaxe é crucial para a escrita de código moderno, limpo e eficiente. A seguir, exploraremos as aplicações práticas deste operador, começando pelos seus casos de uso mais comuns e intuitivos com Arrays.</text:p>
      <text:p text:style-name="P45"/>
      <text:h text:style-name="P6" text:outline-level="2">2.0 Aplicações Fundamentais com Arrays</text:h>
      <text:p text:style-name="P7"/>
      <text:p text:style-name="P45">Arrays são o ponto de partida natural para entender o poder do operador Spread. Ele oferece uma sintaxe mais limpa e declarativa para manipulações comuns, como cópias e combinações, permitindo que os desenvolvedores expressem suas intenções de forma mais direta e legível.</text:p>
      <text:p text:style-name="P45"/>
      <text:h text:style-name="P12" text:outline-level="3">2.1 Cópia e Concatenação Simplificadas</text:h>
      <text:p text:style-name="P45">Uma das tarefas mais básicas ao trabalhar com Arrays é a criação de cópias. O operador Spread torna essa operação trivial, garantindo que um novo Array seja criado com os mesmos elementos do original.</text:p>
      <text:p text:style-name="P45"/>
      <text:p text:style-name="P54"><text:span text:style-name="Source_20_Text">// Array original</text:span></text:p>
      <text:p text:style-name="P54"><text:span text:style-name="Source_20_Text">const N1 = [10, 20, 30];</text:span></text:p>
      <text:p text:style-name="P54"/>
      <text:p text:style-name="P54"><text:span text:style-name="Source_20_Text">// Copiando os elementos de N1 para N3 usando o Spread</text:span></text:p>
      <text:p text:style-name="P54"><text:span text:style-name="Source_20_Text">const N3 = [...N1]; </text:span></text:p>
      <text:p text:style-name="P54"/>
      <text:p text:style-name="P54"><text:span text:style-name="Source_20_Text">// N3 agora contém [10, 20, 30]</text:span></text:p>
      <text:p text:style-name="P10"><text:span text:style-name="Source_20_Text"/></text:p>
      <text:p text:style-name="P45">Embora para uma cópia simples a diferença possa não parecer significativa, o poder do Spread se torna evidente na concatenação, onde a sintaxe é notavelmente mais limpa e declarativa do que métodos legados. Em vez de utilizar métodos tradicionais, o Spread permite combinar múltiplos Arrays em um novo de forma fluida e flexível.</text:p>
      <text:p text:style-name="P45"/>
      <text:p text:style-name="P45"/>
      <text:p text:style-name="P54"><text:soft-page-break/><text:span text:style-name="Source_20_Text">const N1 = [10, 20, 30];</text:span></text:p>
      <text:p text:style-name="P54"><text:span text:style-name="Source_20_Text">const N2 = [11, 22, 33, 44, 55];</text:span></text:p>
      <text:p text:style-name="P54"/>
      <text:p text:style-name="P54"><text:span text:style-name="Source_20_Text">// Combinando N1 e N2 em um novo Array</text:span></text:p>
      <text:p text:style-name="P54"><text:span text:style-name="Source_20_Text">const N3 = [...N1, ...N2]; </text:span></text:p>
      <text:p text:style-name="P54"/>
      <text:p text:style-name="P54"><text:span text:style-name="Source_20_Text">// N3 agora é [10, 20, 30, 11, 22, 33, 44, 55]</text:span></text:p>
      <text:p text:style-name="P10"><text:span text:style-name="Source_20_Text"/></text:p>
      <text:p text:style-name="P45">A utilidade do operador, no entanto, estende-se para além de listas ordenadas como Arrays, aplicando-se com a mesma elegância a coleções de chave-valor, ou seja, Objetos.</text:p>
      <text:p text:style-name="P45"/>
      <text:h text:style-name="P6" text:outline-level="2">3.0 Manipulação Avançada de Objetos</text:h>
      <text:p text:style-name="P7"/>
      <text:p text:style-name="P45">O mesmo princípio de "espalhar" elementos se aplica às propriedades de um objeto. O operador Spread permite a fusão de múltiplos objetos e a criação de novos de forma elegante, simplificando a composição de estruturas de dados complexas.</text:p>
      <text:p text:style-name="P45"/>
      <text:h text:style-name="P12" text:outline-level="3">3.1 Fusão de Propriedades e Resolução de Conflitos</text:h>
      <text:p text:style-name="P7"/>
      <text:p text:style-name="P45">Ao combinar objetos, o operador Spread segue regras claras para mesclar propriedades e resolver conflitos quando chaves idênticas são encontradas. Observe o código a seguir:</text:p>
      <text:p text:style-name="P45"/>
      <text:p text:style-name="P54"><text:span text:style-name="Source_20_Text">const jogador1 = {nome: "Bruno", energia: 100, vidas: 3, magia: 150};</text:span></text:p>
      <text:p text:style-name="P54"><text:span text:style-name="Source_20_Text">const jogador2 = {nome: "Bruce", energia: 100, vidas: 5, velocidade: 80};</text:span></text:p>
      <text:p text:style-name="P54"/>
      <text:p text:style-name="P54"><text:span text:style-name="Source_20_Text">// Fusão dos dois objetos</text:span></text:p>
      <text:p text:style-name="P54"><text:span text:style-name="Source_20_Text">const jogador3 = {...jogador1, ...jogador2};</text:span></text:p>
      <text:p text:style-name="P54"/>
      <text:p text:style-name="P54"><text:span text:style-name="Source_20_Text">/*</text:span></text:p>
      <text:p text:style-name="P54"><text:span text:style-name="Source_20_Text">Resultado em jogador3:</text:span></text:p>
      <text:p text:style-name="P54"><text:span text:style-name="Source_20_Text">{</text:span></text:p>
      <text:p text:style-name="P54"><text:span text:style-name="Source_20_Text"><text:s text:c="2"/>nome: "Bruce", <text:s text:c="5"/>// Do jogador2 (último)</text:span></text:p>
      <text:p text:style-name="P54"><text:span text:style-name="Source_20_Text"><text:s text:c="2"/>energia: 100, <text:s text:c="6"/></text:span></text:p>
      <text:p text:style-name="P54"><text:span text:style-name="Source_20_Text"><text:s text:c="2"/>vidas: 5, <text:s text:c="10"/>// Do jogador2 (último)</text:span></text:p>
      <text:p text:style-name="P54"><text:span text:style-name="Source_20_Text"><text:s text:c="2"/>magia: 150, <text:s text:c="8"/>// Do jogador1</text:span></text:p>
      <text:p text:style-name="P54"><text:span text:style-name="Source_20_Text"><text:s text:c="2"/>velocidade: 80 <text:s text:c="5"/>// Do jogador2</text:span></text:p>
      <text:p text:style-name="P54"><text:span text:style-name="Source_20_Text">}</text:span></text:p>
      <text:p text:style-name="P54"><text:span text:style-name="Source_20_Text">*/</text:span></text:p>
      <text:p text:style-name="P10"><text:span text:style-name="Source_20_Text"/></text:p>
      <text:p text:style-name="P45">A análise do objeto <text:span text:style-name="Source_20_Text">jogador3</text:span> revela as duas regras de fusão em ação:</text:p>
      <text:p text:style-name="P45"/>
      <text:list text:style-name="L22">
        <text:list-item>
          <text:p text:style-name="P82"><text:span text:style-name="T5">Combinação de Propriedades Únicas</text:span>: Propriedades que existem em apenas um dos objetos de origem, como <text:span text:style-name="Source_20_Text">magia</text:span> (de <text:span text:style-name="Source_20_Text">jogador1</text:span>) e <text:span text:style-name="Source_20_Text">velocidade</text:span> (de <text:span text:style-name="Source_20_Text">jogador2</text:span>), são simplesmente adicionadas ao novo objeto.</text:p>
        </text:list-item>
        <text:list-item>
          <text:p text:style-name="P82"><text:span text:style-name="T5">Resolução de Conflitos</text:span>: Quando dois ou mais objetos compartilham uma propriedade com a mesma chave (como <text:span text:style-name="Source_20_Text">nome</text:span> e <text:span text:style-name="Source_20_Text">vidas</text:span>), o valor do último objeto na sequência prevalece. Por isso, <text:span text:style-name="Source_20_Text">jogador3</text:span> herda os valores de <text:span text:style-name="Source_20_Text">nome</text:span> e <text:span text:style-name="Source_20_Text">vidas</text:span> do <text:span text:style-name="Source_20_Text">jogador2</text:span>.</text:p>
        </text:list-item>
      </text:list>
      <text:p text:style-name="P45">Essa capacidade de espalhar elementos não se limita a estruturas de dados; ela também otimiza a forma como interagimos com funções.</text:p>
      <text:h text:style-name="P6" text:outline-level="2"><text:soft-page-break/>4.0 Integração com Funções: Passagem Dinâmica de Argumentos</text:h>
      <text:p text:style-name="P7"/>
      <text:p text:style-name="P45">Um desafio comum em JavaScript é a necessidade de passar os elementos de um Array como argumentos individuais para uma função. Antes de vermos a solução, é crucial entender o problema. Se passarmos um array diretamente para uma função que espera múltiplos argumentos, o resultado será incorreto. A função receberá um único argumento (o array em si) em vez de elementos separados, levando a um "retorno estranho" ou <text:span text:style-name="Source_20_Text">undefined</text:span>, pois não consegue realizar a operação esperada. O operador Spread resolve isso de forma direta e moderna. Considere a seguinte função, que espera três argumentos numéricos:</text:p>
      <text:p text:style-name="P45"/>
      <text:p text:style-name="P54"><text:span text:style-name="Source_20_Text">const soma = (v1, v2, v3) =&gt; {</text:span></text:p>
      <text:p text:style-name="P54"><text:span text:style-name="Source_20_Text"><text:s text:c="4"/>return v1 + v2 + v3;</text:span></text:p>
      <text:p text:style-name="P54"><text:span text:style-name="Source_20_Text">}</text:span></text:p>
      <text:p text:style-name="P10"><text:span text:style-name="Source_20_Text"/></text:p>
      <text:p text:style-name="P45">A tabela abaixo compara a chamada tradicional com a abordagem moderna usando o operador Spread.</text:p>
      <text:p text:style-name="P45"/>
      <table:table table:name="Tabela11" table:style-name="Tabela11">
        <table:table-column table:style-name="Tabela11.A"/>
        <table:table-column table:style-name="Tabela11.B"/>
        <table:table-row>
          <table:table-cell table:style-name="Tabela11.A1" office:value-type="string">
            <text:p text:style-name="P51">Abordagem</text:p>
          </table:table-cell>
          <table:table-cell table:style-name="Tabela11.B1" office:value-type="string">
            <text:p text:style-name="P51">Exemplo de Código</text:p>
          </table:table-cell>
        </table:table-row>
        <table:table-row>
          <table:table-cell table:style-name="Tabela11.A2" office:value-type="string">
            <text:p text:style-name="P83">Tradicional (Argumentos Diretos)</text:p>
          </table:table-cell>
          <table:table-cell table:style-name="Tabela11.B2" office:value-type="string">
            <text:p text:style-name="P51"><text:span text:style-name="Source_20_Text">soma(1, 5, 4);</text:span></text:p>
          </table:table-cell>
        </table:table-row>
        <table:table-row>
          <table:table-cell table:style-name="Tabela11.A3" office:value-type="string">
            <text:p text:style-name="P83">Com Operador Spread</text:p>
          </table:table-cell>
          <table:table-cell table:style-name="Tabela11.B3" office:value-type="string">
            <text:p text:style-name="P51"><text:span text:style-name="Source_20_Text">const valores = [1, 5, 4]; soma(...valores);</text:span></text:p>
          </table:table-cell>
        </table:table-row>
      </table:table>
      <text:p text:style-name="P45"/>
      <text:p text:style-name="P45">O benefício principal desta abordagem é a capacidade de passar dinamicamente o conteúdo de um Array para os parâmetros de uma função. O operador "espalha" os elementos do array <text:span text:style-name="Source_20_Text">valores</text:span>, mapeando <text:span text:style-name="Source_20_Text">1</text:span> para <text:span text:style-name="Source_20_Text">v1</text:span>, <text:span text:style-name="Source_20_Text">5</text:span> para <text:span text:style-name="Source_20_Text">v2</text:span> e <text:span text:style-name="Source_20_Text">4</text:span> para <text:span text:style-name="Source_20_Text">v3</text:span> de forma automática. Embora essas aplicações sejam poderosas, a capacidade do Spread de servir como uma ponte entre diferentes partes do ecossistema JavaScript—como o DOM e os Arrays—demonstra seu verdadeiro poder prático.</text:p>
      <text:p text:style-name="P45"/>
      <text:h text:style-name="P6" text:outline-level="2">5.0 O Caso de Uso Definitivo: Transformando <text:span text:style-name="Source_20_Text">HTMLCollection</text:span> em Array</text:h>
      <text:p text:style-name="P7"/>
      <text:p text:style-name="P45">Este caso de uso demonstra a capacidade do operador de resolver um problema prático e comum na manipulação do DOM: a limitação das <text:span text:style-name="Source_20_Text">HTMLCollections</text:span>. Ele serve como uma ponte essencial entre as APIs do DOM e as funcionalidades modernas dos Arrays em JavaScript.</text:p>
      <text:p text:style-name="P45"/>
      <text:h text:style-name="P12" text:outline-level="3">5.1 A Limitação Fundamental da <text:span text:style-name="Source_20_Text">HTMLCollection</text:span></text:h>
      <text:p text:style-name="P7"><text:span text:style-name="Source_20_Text"/></text:p>
      <text:p text:style-name="P45">Métodos do DOM como <text:span text:style-name="Source_20_Text">document.getElementsByTagName()</text:span> retornam uma <text:span text:style-name="Source_20_Text">HTMLCollection</text:span>, que é uma coleção de elementos semelhante a um Array, mas com uma desvantagem fundamental: a ausência de métodos de Array modernos e poderosos, como <text:span text:style-name="Source_20_Text">.forEach()</text:span>, <text:span text:style-name="Source_20_Text">.map()</text:span> ou <text:span text:style-name="Source_20_Text">.filter()</text:span>. Tentar invocar um desses métodos em uma <text:span text:style-name="Source_20_Text">HTMLCollection</text:span> resultará em um erro, pois eles simplesmente não existem em seu protótipo:</text:p>
      <text:p text:style-name="P45"/>
      <text:p text:style-name="P74"><text:span text:style-name="Source_20_Text">TypeError: objs1.forEach is not a function</text:span></text:p>
      <text:p text:style-name="P45"><text:span text:style-name="Source_20_Text"/></text:p>
      <text:h text:style-name="P12" text:outline-level="3">5.2 A Solução Elegante com o Operador Spread</text:h>
      <text:p text:style-name="P7"/>
      <text:p text:style-name="P45">O operador Spread resolve essa limitação de forma concisa. Ao espalhar os elementos de uma <text:span text:style-name="Source_20_Text">HTMLCollection</text:span> dentro de literais de Array (<text:span text:style-name="Source_20_Text">[]</text:span>), nós a convertemos em um verdadeiro Array de JavaScript.</text:p>
      <text:p text:style-name="P45"/>
      <text:p text:style-name="P54"><text:soft-page-break/><text:span text:style-name="Source_20_Text">// Obtém uma HTMLCollection de todas as &lt;div&gt; da página</text:span></text:p>
      <text:p text:style-name="P54"><text:span text:style-name="Source_20_Text">const objs1 = document.getElementsByTagName("div");</text:span></text:p>
      <text:p text:style-name="P54"/>
      <text:p text:style-name="P54"><text:span text:style-name="Source_20_Text">// Converte a HTMLCollection em um Array genuíno</text:span></text:p>
      <text:p text:style-name="P54"><text:span text:style-name="Source_20_Text">const objs2 = [...objs1];</text:span></text:p>
      <text:p text:style-name="P10"><text:span text:style-name="Source_20_Text"/></text:p>
      <text:p text:style-name="P45">A distinção fica clara em um console de navegador: enquanto <text:span text:style-name="Source_20_Text">objs1</text:span> oferece um conjunto limitado de métodos como <text:span text:style-name="Source_20_Text">item()</text:span> e <text:span text:style-name="Source_20_Text">namedItem()</text:span>, <text:span text:style-name="Source_20_Text">objs2</text:span> desbloqueia todo o arsenal de protótipos de Array, como <text:span text:style-name="Source_20_Text">map</text:span>, <text:span text:style-name="Source_20_Text">filter</text:span>, <text:span text:style-name="Source_20_Text">reduce</text:span> e <text:span text:style-name="Source_20_Text">forEach</text:span>. Além disso, a <text:span text:style-name="Source_20_Text">HTMLCollection</text:span> é uma coleção "viva" e restrita a elementos do DOM, enquanto o novo Array é uma estrutura de dados estática e flexível, capaz de armazenar qualquer tipo de dado JavaScript.</text:p>
      <text:p text:style-name="P45"/>
      <text:h text:style-name="P12" text:outline-level="3">5.3 Impacto Prático na Manipulação do DOM</text:h>
      <text:p text:style-name="P45">Com a coleção de elementos do DOM agora convertida em um Array, podemos manipulá-los de forma muito mais eficiente. Por exemplo, podemos usar o método <text:span text:style-name="Source_20_Text">.forEach()</text:span> para iterar sobre cada <text:span text:style-name="Source_20_Text">div</text:span> e modificar seu conteúdo.</text:p>
      <text:p text:style-name="P45"/>
      <text:p text:style-name="P54"><text:span text:style-name="Source_20_Text">// Agora que objs2 é um Array, podemos usar .forEach()</text:span></text:p>
      <text:p text:style-name="P54"><text:span text:style-name="Source_20_Text">objs2.forEach(element =&gt; {</text:span></text:p>
      <text:p text:style-name="P54"><text:span text:style-name="Source_20_Text"><text:s text:c="4"/>element.innerHTML = "curso"; </text:span></text:p>
      <text:p text:style-name="P54"><text:span text:style-name="Source_20_Text">});</text:span></text:p>
      <text:p text:style-name="P10"><text:span text:style-name="Source_20_Text"/></text:p>
      <text:p text:style-name="P45">Essa técnica representa uma mudança de paradigma: em vez de usar laços <text:span text:style-name="Source_20_Text">for</text:span> <text:span text:style-name="T5">imperativos</text:span> para manipular grupos de elementos do DOM, podemos adotar uma abordagem <text:span text:style-name="T5">declarativa</text:span> e mais expressiva com métodos de Array. O operador Spread serve como a ponte que torna isso possível.</text:p>
      <text:p text:style-name="P45"/>
      <text:h text:style-name="P6" text:outline-level="2">6.0 Conclusão: A Relevância do Operador Spread no Ecossistema Moderno</text:h>
      <text:p text:style-name="P7"/>
      <text:p text:style-name="P45">Ao longo deste guia, exploramos a versatilidade do operador Spread (<text:span text:style-name="Source_20_Text">...</text:span>), desde a simplificação de operações com Arrays e Objetos até a otimização de chamadas de função e, crucialmente, a transformação de <text:span text:style-name="Source_20_Text">HTMLCollections</text:span> em Arrays funcionais. Cada caso de uso demonstra um princípio central: o poder de desmembrar coleções em elementos individuais. O operador Spread é mais do que uma conveniência sintática; é uma ferramenta fundamental que promove um estilo de programação mais funcional e declarativo no JavaScript. Ele permite que os desenvolvedores escrevam um código mais limpo, expressivo e menos propenso a erros. Sua importância no mundo real é reforçada por seu uso extensivo em frameworks populares como <text:span text:style-name="T5">React</text:span> e <text:span text:style-name="T5">React Native</text:span>, solidificando seu status como uma habilidade essencial para qualquer desenvolvedor JavaScript que busca escrever código robusto e moderno.</text:p>
      <text:p text:style-name="P45"/>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4T12:13:10.606457151</dc:date>
    <meta:editing-duration>PT8H26M15S</meta:editing-duration>
    <meta:editing-cycles>11</meta:editing-cycles>
    <meta:generator>LibreOffice/25.8.4.2$Linux_X86_64 LibreOffice_project/290daaa01b999472f0c7a3890eb6a550fd74c6df</meta:generator>
    <meta:document-statistic meta:table-count="11" meta:image-count="0" meta:object-count="0" meta:page-count="29" meta:paragraph-count="654" meta:word-count="10763" meta:character-count="66099" meta:non-whitespace-character-count="55947"/>
  </office:meta>
</office:document-meta>
</file>